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6000000DD000000DDAF48C0F4BB5788A2.svm" manifest:media-type="image/x-svm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410samples_With_A=32767_andF=100" table:style-name="ta1">
        <table:shapes>
          <draw:frame draw:z-index="0" draw:style-name="gr1" draw:text-style-name="P1" svg:width="6.2988in" svg:height="3.5429in" svg:x="0.5772in" svg:y="75.9504in">
            <draw:object draw:notify-on-update-of-ranges="'4410samples_With_A=32767_andF=100'.A1:'4410samples_With_A=32767_andF=100'.A4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5256in" svg:y="75.8224in">
            <draw:object draw:notify-on-update-of-ranges="'4410samples_With_A=32767_andF=100'.A1:'4410samples_With_A=32767_andF=100'.A4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</table:table-row>
        <table:table-row table:style-name="ro1">
          <table:table-cell office:value-type="float" office:value="13582" calcext:value-type="float">
            <text:p>13582</text:p>
          </table:table-cell>
        </table:table-row>
        <table:table-row table:style-name="ro1">
          <table:table-cell office:value-type="float" office:value="17679" calcext:value-type="float">
            <text:p>17679</text:p>
          </table:table-cell>
        </table:table-row>
        <table:table-row table:style-name="ro1">
          <table:table-cell office:value-type="float" office:value="21417" calcext:value-type="float">
            <text:p>21417</text:p>
          </table:table-cell>
        </table:table-row>
        <table:table-row table:style-name="ro1">
          <table:table-cell office:value-type="float" office:value="24721" calcext:value-type="float">
            <text:p>24721</text:p>
          </table:table-cell>
        </table:table-row>
        <table:table-row table:style-name="ro1">
          <table:table-cell office:value-type="float" office:value="27525" calcext:value-type="float">
            <text:p>27525</text:p>
          </table:table-cell>
        </table:table-row>
        <table:table-row table:style-name="ro1">
          <table:table-cell office:value-type="float" office:value="29770" calcext:value-type="float">
            <text:p>29770</text:p>
          </table:table-cell>
        </table:table-row>
        <table:table-row table:style-name="ro1">
          <table:table-cell office:value-type="float" office:value="31412" calcext:value-type="float">
            <text:p>31412</text:p>
          </table:table-cell>
        </table:table-row>
        <table:table-row table:style-name="ro1">
          <table:table-cell office:value-type="float" office:value="32418" calcext:value-type="float">
            <text:p>32418</text:p>
          </table:table-cell>
        </table:table-row>
        <table:table-row table:style-name="ro1">
          <table:table-cell office:value-type="float" office:value="32766" calcext:value-type="float">
            <text:p>32766</text:p>
          </table:table-cell>
        </table:table-row>
        <table:table-row table:style-name="ro1">
          <table:table-cell office:value-type="float" office:value="32451" calcext:value-type="float">
            <text:p>32451</text:p>
          </table:table-cell>
        </table:table-row>
        <table:table-row table:style-name="ro1">
          <table:table-cell office:value-type="float" office:value="31478" calcext:value-type="float">
            <text:p>31478</text:p>
          </table:table-cell>
        </table:table-row>
        <table:table-row table:style-name="ro1">
          <table:table-cell office:value-type="float" office:value="29867" calcext:value-type="float">
            <text:p>29867</text:p>
          </table:table-cell>
        </table:table-row>
        <table:table-row table:style-name="ro1">
          <table:table-cell office:value-type="float" office:value="27651" calcext:value-type="float">
            <text:p>27651</text:p>
          </table:table-cell>
        </table:table-row>
        <table:table-row table:style-name="ro1">
          <table:table-cell office:value-type="float" office:value="24874" calcext:value-type="float">
            <text:p>24874</text:p>
          </table:table-cell>
        </table:table-row>
        <table:table-row table:style-name="ro1">
          <table:table-cell office:value-type="float" office:value="21593" calcext:value-type="float">
            <text:p>21593</text:p>
          </table:table-cell>
        </table:table-row>
        <table:table-row table:style-name="ro1">
          <table:table-cell office:value-type="float" office:value="17875" calcext:value-type="float">
            <text:p>17875</text:p>
          </table:table-cell>
        </table:table-row>
        <table:table-row table:style-name="ro1">
          <table:table-cell office:value-type="float" office:value="13795" calcext:value-type="float">
            <text:p>13795</text:p>
          </table:table-cell>
        </table:table-row>
        <table:table-row table:style-name="ro1">
          <table:table-cell office:value-type="float" office:value="9434" calcext:value-type="float">
            <text:p>9434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-4421" calcext:value-type="float">
            <text:p>-4421</text:p>
          </table:table-cell>
        </table:table-row>
        <table:table-row table:style-name="ro1">
          <table:table-cell office:value-type="float" office:value="-8986" calcext:value-type="float">
            <text:p>-8986</text:p>
          </table:table-cell>
        </table:table-row>
        <table:table-row table:style-name="ro1">
          <table:table-cell office:value-type="float" office:value="-13370" calcext:value-type="float">
            <text:p>-13370</text:p>
          </table:table-cell>
        </table:table-row>
        <table:table-row table:style-name="ro1">
          <table:table-cell office:value-type="float" office:value="-17482" calcext:value-type="float">
            <text:p>-17482</text:p>
          </table:table-cell>
        </table:table-row>
        <table:table-row table:style-name="ro1">
          <table:table-cell office:value-type="float" office:value="-21240" calcext:value-type="float">
            <text:p>-21240</text:p>
          </table:table-cell>
        </table:table-row>
        <table:table-row table:style-name="ro1">
          <table:table-cell office:value-type="float" office:value="-24568" calcext:value-type="float">
            <text:p>-24568</text:p>
          </table:table-cell>
        </table:table-row>
        <table:table-row table:style-name="ro1">
          <table:table-cell office:value-type="float" office:value="-27397" calcext:value-type="float">
            <text:p>-27397</text:p>
          </table:table-cell>
        </table:table-row>
        <table:table-row table:style-name="ro1">
          <table:table-cell office:value-type="float" office:value="-29672" calcext:value-type="float">
            <text:p>-29672</text:p>
          </table:table-cell>
        </table:table-row>
        <table:table-row table:style-name="ro1">
          <table:table-cell office:value-type="float" office:value="-31345" calcext:value-type="float">
            <text:p>-31345</text:p>
          </table:table-cell>
        </table:table-row>
        <table:table-row table:style-name="ro1">
          <table:table-cell office:value-type="float" office:value="-32383" calcext:value-type="float">
            <text:p>-32383</text:p>
          </table:table-cell>
        </table:table-row>
        <table:table-row table:style-name="ro1">
          <table:table-cell office:value-type="float" office:value="-32765" calcext:value-type="float">
            <text:p>-32765</text:p>
          </table:table-cell>
        </table:table-row>
        <table:table-row table:style-name="ro1">
          <table:table-cell office:value-type="float" office:value="-32482" calcext:value-type="float">
            <text:p>-32482</text:p>
          </table:table-cell>
        </table:table-row>
        <table:table-row table:style-name="ro1">
          <table:table-cell office:value-type="float" office:value="-31542" calcext:value-type="float">
            <text:p>-31542</text:p>
          </table:table-cell>
        </table:table-row>
        <table:table-row table:style-name="ro1">
          <table:table-cell office:value-type="float" office:value="-29962" calcext:value-type="float">
            <text:p>-29962</text:p>
          </table:table-cell>
        </table:table-row>
        <table:table-row table:style-name="ro1">
          <table:table-cell office:value-type="float" office:value="-27775" calcext:value-type="float">
            <text:p>-27775</text:p>
          </table:table-cell>
        </table:table-row>
        <table:table-row table:style-name="ro1">
          <table:table-cell office:value-type="float" office:value="-25025" calcext:value-type="float">
            <text:p>-25025</text:p>
          </table:table-cell>
        </table:table-row>
        <table:table-row table:style-name="ro1">
          <table:table-cell office:value-type="float" office:value="-21768" calcext:value-type="float">
            <text:p>-21768</text:p>
          </table:table-cell>
        </table:table-row>
        <table:table-row table:style-name="ro1">
          <table:table-cell office:value-type="float" office:value="-18070" calcext:value-type="float">
            <text:p>-18070</text:p>
          </table:table-cell>
        </table:table-row>
        <table:table-row table:style-name="ro1">
          <table:table-cell office:value-type="float" office:value="-14006" calcext:value-type="float">
            <text:p>-14006</text:p>
          </table:table-cell>
        </table:table-row>
        <table:table-row table:style-name="ro1">
          <table:table-cell office:value-type="float" office:value="-9658" calcext:value-type="float">
            <text:p>-9658</text:p>
          </table:table-cell>
        </table:table-row>
        <table:table-row table:style-name="ro1">
          <table:table-cell office:value-type="float" office:value="-5114" calcext:value-type="float">
            <text:p>-5114</text:p>
          </table:table-cell>
        </table:table-row>
        <table:table-row table:style-name="ro1">
          <table:table-cell office:value-type="float" office:value="-466" calcext:value-type="float">
            <text:p>-466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</table:table-row>
        <table:table-row table:style-name="ro1">
          <table:table-cell office:value-type="float" office:value="8762" calcext:value-type="float">
            <text:p>8762</text:p>
          </table:table-cell>
        </table:table-row>
        <table:table-row table:style-name="ro1">
          <table:table-cell office:value-type="float" office:value="13156" calcext:value-type="float">
            <text:p>13156</text:p>
          </table:table-cell>
        </table:table-row>
        <table:table-row table:style-name="ro1">
          <table:table-cell office:value-type="float" office:value="17284" calcext:value-type="float">
            <text:p>17284</text:p>
          </table:table-cell>
        </table:table-row>
        <table:table-row table:style-name="ro1">
          <table:table-cell office:value-type="float" office:value="21062" calcext:value-type="float">
            <text:p>21062</text:p>
          </table:table-cell>
        </table:table-row>
        <table:table-row table:style-name="ro1">
          <table:table-cell office:value-type="float" office:value="24412" calcext:value-type="float">
            <text:p>24412</text:p>
          </table:table-cell>
        </table:table-row>
        <table:table-row table:style-name="ro1">
          <table:table-cell office:value-type="float" office:value="27269" calcext:value-type="float">
            <text:p>27269</text:p>
          </table:table-cell>
        </table:table-row>
        <table:table-row table:style-name="ro1">
          <table:table-cell office:value-type="float" office:value="29572" calcext:value-type="float">
            <text:p>29572</text:p>
          </table:table-cell>
        </table:table-row>
        <table:table-row table:style-name="ro1">
          <table:table-cell office:value-type="float" office:value="31276" calcext:value-type="float">
            <text:p>31276</text:p>
          </table:table-cell>
        </table:table-row>
        <table:table-row table:style-name="ro1">
          <table:table-cell office:value-type="float" office:value="32346" calcext:value-type="float">
            <text:p>32346</text:p>
          </table:table-cell>
        </table:table-row>
        <table:table-row table:style-name="ro1">
          <table:table-cell office:value-type="float" office:value="32761" calcext:value-type="float">
            <text:p>32761</text:p>
          </table:table-cell>
        </table:table-row>
        <table:table-row table:style-name="ro1">
          <table:table-cell office:value-type="float" office:value="32512" calcext:value-type="float">
            <text:p>32512</text:p>
          </table:table-cell>
        </table:table-row>
        <table:table-row table:style-name="ro1">
          <table:table-cell office:value-type="float" office:value="31604" calcext:value-type="float">
            <text:p>31604</text:p>
          </table:table-cell>
        </table:table-row>
        <table:table-row table:style-name="ro1">
          <table:table-cell office:value-type="float" office:value="30056" calcext:value-type="float">
            <text:p>30056</text:p>
          </table:table-cell>
        </table:table-row>
        <table:table-row table:style-name="ro1">
          <table:table-cell office:value-type="float" office:value="27898" calcext:value-type="float">
            <text:p>27898</text:p>
          </table:table-cell>
        </table:table-row>
        <table:table-row table:style-name="ro1">
          <table:table-cell office:value-type="float" office:value="25175" calcext:value-type="float">
            <text:p>25175</text:p>
          </table:table-cell>
        </table:table-row>
        <table:table-row table:style-name="ro1">
          <table:table-cell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18265" calcext:value-type="float">
            <text:p>18265</text:p>
          </table:table-cell>
        </table:table-row>
        <table:table-row table:style-name="ro1">
          <table:table-cell office:value-type="float" office:value="14217" calcext:value-type="float">
            <text:p>14217</text:p>
          </table:table-cell>
        </table:table-row>
        <table:table-row table:style-name="ro1">
          <table:table-cell office:value-type="float" office:value="9881" calcext:value-type="float">
            <text:p>9881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-3958" calcext:value-type="float">
            <text:p>-3958</text:p>
          </table:table-cell>
        </table:table-row>
        <table:table-row table:style-name="ro1">
          <table:table-cell office:value-type="float" office:value="-8537" calcext:value-type="float">
            <text:p>-8537</text:p>
          </table:table-cell>
        </table:table-row>
        <table:table-row table:style-name="ro1">
          <table:table-cell office:value-type="float" office:value="-12942" calcext:value-type="float">
            <text:p>-12942</text:p>
          </table:table-cell>
        </table:table-row>
        <table:table-row table:style-name="ro1">
          <table:table-cell office:value-type="float" office:value="-17085" calcext:value-type="float">
            <text:p>-17085</text:p>
          </table:table-cell>
        </table:table-row>
        <table:table-row table:style-name="ro1">
          <table:table-cell office:value-type="float" office:value="-20882" calcext:value-type="float">
            <text:p>-20882</text:p>
          </table:table-cell>
        </table:table-row>
        <table:table-row table:style-name="ro1">
          <table:table-cell office:value-type="float" office:value="-24256" calcext:value-type="float">
            <text:p>-24256</text:p>
          </table:table-cell>
        </table:table-row>
        <table:table-row table:style-name="ro1">
          <table:table-cell office:value-type="float" office:value="-27138" calcext:value-type="float">
            <text:p>-27138</text:p>
          </table:table-cell>
        </table:table-row>
        <table:table-row table:style-name="ro1">
          <table:table-cell office:value-type="float" office:value="-29471" calcext:value-type="float">
            <text:p>-29471</text:p>
          </table:table-cell>
        </table:table-row>
        <table:table-row table:style-name="ro1">
          <table:table-cell office:value-type="float" office:value="-31206" calcext:value-type="float">
            <text:p>-31206</text:p>
          </table:table-cell>
        </table:table-row>
        <table:table-row table:style-name="ro1">
          <table:table-cell office:value-type="float" office:value="-32308" calcext:value-type="float">
            <text:p>-32308</text:p>
          </table:table-cell>
        </table:table-row>
        <table:table-row table:style-name="ro1">
          <table:table-cell office:value-type="float" office:value="-32756" calcext:value-type="float">
            <text:p>-32756</text:p>
          </table:table-cell>
        </table:table-row>
        <table:table-row table:style-name="ro1">
          <table:table-cell office:value-type="float" office:value="-32540" calcext:value-type="float">
            <text:p>-32540</text:p>
          </table:table-cell>
        </table:table-row>
        <table:table-row table:style-name="ro1">
          <table:table-cell office:value-type="float" office:value="-31665" calcext:value-type="float">
            <text:p>-31665</text:p>
          </table:table-cell>
        </table:table-row>
        <table:table-row table:style-name="ro1">
          <table:table-cell office:value-type="float" office:value="-30148" calcext:value-type="float">
            <text:p>-30148</text:p>
          </table:table-cell>
        </table:table-row>
        <table:table-row table:style-name="ro1">
          <table:table-cell office:value-type="float" office:value="-28020" calcext:value-type="float">
            <text:p>-28020</text:p>
          </table:table-cell>
        </table:table-row>
        <table:table-row table:style-name="ro1">
          <table:table-cell office:value-type="float" office:value="-25324" calcext:value-type="float">
            <text:p>-25324</text:p>
          </table:table-cell>
        </table:table-row>
        <table:table-row table:style-name="ro1">
          <table:table-cell office:value-type="float" office:value="-22115" calcext:value-type="float">
            <text:p>-22115</text:p>
          </table:table-cell>
        </table:table-row>
        <table:table-row table:style-name="ro1">
          <table:table-cell office:value-type="float" office:value="-18458" calcext:value-type="float">
            <text:p>-18458</text:p>
          </table:table-cell>
        </table:table-row>
        <table:table-row table:style-name="ro1">
          <table:table-cell office:value-type="float" office:value="-14427" calcext:value-type="float">
            <text:p>-14427</text:p>
          </table:table-cell>
        </table:table-row>
        <table:table-row table:style-name="ro1">
          <table:table-cell office:value-type="float" office:value="-10103" calcext:value-type="float">
            <text:p>-10103</text:p>
          </table:table-cell>
        </table:table-row>
        <table:table-row table:style-name="ro1">
          <table:table-cell office:value-type="float" office:value="-5575" calcext:value-type="float">
            <text:p>-5575</text:p>
          </table:table-cell>
        </table:table-row>
        <table:table-row table:style-name="ro1">
          <table:table-cell office:value-type="float" office:value="-933" calcext:value-type="float">
            <text:p>-933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</table:table-row>
        <table:table-row table:style-name="ro1">
          <table:table-cell office:value-type="float" office:value="12727" calcext:value-type="float">
            <text:p>12727</text:p>
          </table:table-cell>
        </table:table-row>
        <table:table-row table:style-name="ro1">
          <table:table-cell office:value-type="float" office:value="16886" calcext:value-type="float">
            <text:p>16886</text:p>
          </table:table-cell>
        </table:table-row>
        <table:table-row table:style-name="ro1">
          <table:table-cell office:value-type="float" office:value="20702" calcext:value-type="float">
            <text:p>20702</text:p>
          </table:table-cell>
        </table:table-row>
        <table:table-row table:style-name="ro1">
          <table:table-cell office:value-type="float" office:value="24099" calcext:value-type="float">
            <text:p>24099</text:p>
          </table:table-cell>
        </table:table-row>
        <table:table-row table:style-name="ro1">
          <table:table-cell office:value-type="float" office:value="27007" calcext:value-type="float">
            <text:p>27007</text:p>
          </table:table-cell>
        </table:table-row>
        <table:table-row table:style-name="ro1">
          <table:table-cell office:value-type="float" office:value="29368" calcext:value-type="float">
            <text:p>29368</text:p>
          </table:table-cell>
        </table:table-row>
        <table:table-row table:style-name="ro1">
          <table:table-cell office:value-type="float" office:value="31134" calcext:value-type="float">
            <text:p>31134</text:p>
          </table:table-cell>
        </table:table-row>
        <table:table-row table:style-name="ro1">
          <table:table-cell office:value-type="float" office:value="32269" calcext:value-type="float">
            <text:p>32269</text:p>
          </table:table-cell>
        </table:table-row>
        <table:table-row table:style-name="ro1"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32567" calcext:value-type="float">
            <text:p>32567</text:p>
          </table:table-cell>
        </table:table-row>
        <table:table-row table:style-name="ro1">
          <table:table-cell office:value-type="float" office:value="31724" calcext:value-type="float">
            <text:p>31724</text:p>
          </table:table-cell>
        </table:table-row>
        <table:table-row table:style-name="ro1">
          <table:table-cell office:value-type="float" office:value="30239" calcext:value-type="float">
            <text:p>30239</text:p>
          </table:table-cell>
        </table:table-row>
        <table:table-row table:style-name="ro1">
          <table:table-cell office:value-type="float" office:value="28140" calcext:value-type="float">
            <text:p>28140</text:p>
          </table:table-cell>
        </table:table-row>
        <table:table-row table:style-name="ro1">
          <table:table-cell office:value-type="float" office:value="25472" calcext:value-type="float">
            <text:p>25472</text:p>
          </table:table-cell>
        </table:table-row>
        <table:table-row table:style-name="ro1">
          <table:table-cell office:value-type="float" office:value="22287" calcext:value-type="float">
            <text:p>22287</text:p>
          </table:table-cell>
        </table:table-row>
        <table:table-row table:style-name="ro1">
          <table:table-cell office:value-type="float" office:value="18650" calcext:value-type="float">
            <text:p>18650</text:p>
          </table:table-cell>
        </table:table-row>
        <table:table-row table:style-name="ro1">
          <table:table-cell office:value-type="float" office:value="14636" calcext:value-type="float">
            <text:p>14636</text:p>
          </table:table-cell>
        </table:table-row>
        <table:table-row table:style-name="ro1">
          <table:table-cell office:value-type="float" office:value="10325" calcext:value-type="float">
            <text:p>10325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-3494" calcext:value-type="float">
            <text:p>-3494</text:p>
          </table:table-cell>
        </table:table-row>
        <table:table-row table:style-name="ro1">
          <table:table-cell office:value-type="float" office:value="-8085" calcext:value-type="float">
            <text:p>-8085</text:p>
          </table:table-cell>
        </table:table-row>
        <table:table-row table:style-name="ro1">
          <table:table-cell office:value-type="float" office:value="-12512" calcext:value-type="float">
            <text:p>-12512</text:p>
          </table:table-cell>
        </table:table-row>
        <table:table-row table:style-name="ro1">
          <table:table-cell office:value-type="float" office:value="-16685" calcext:value-type="float">
            <text:p>-16685</text:p>
          </table:table-cell>
        </table:table-row>
        <table:table-row table:style-name="ro1">
          <table:table-cell office:value-type="float" office:value="-20520" calcext:value-type="float">
            <text:p>-20520</text:p>
          </table:table-cell>
        </table:table-row>
        <table:table-row table:style-name="ro1">
          <table:table-cell office:value-type="float" office:value="-23940" calcext:value-type="float">
            <text:p>-23940</text:p>
          </table:table-cell>
        </table:table-row>
        <table:table-row table:style-name="ro1">
          <table:table-cell office:value-type="float" office:value="-26874" calcext:value-type="float">
            <text:p>-26874</text:p>
          </table:table-cell>
        </table:table-row>
        <table:table-row table:style-name="ro1">
          <table:table-cell office:value-type="float" office:value="-29264" calcext:value-type="float">
            <text:p>-29264</text:p>
          </table:table-cell>
        </table:table-row>
        <table:table-row table:style-name="ro1">
          <table:table-cell office:value-type="float" office:value="-31060" calcext:value-type="float">
            <text:p>-31060</text:p>
          </table:table-cell>
        </table:table-row>
        <table:table-row table:style-name="ro1">
          <table:table-cell office:value-type="float" office:value="-32227" calcext:value-type="float">
            <text:p>-32227</text:p>
          </table:table-cell>
        </table:table-row>
        <table:table-row table:style-name="ro1">
          <table:table-cell office:value-type="float" office:value="-32741" calcext:value-type="float">
            <text:p>-32741</text:p>
          </table:table-cell>
        </table:table-row>
        <table:table-row table:style-name="ro1">
          <table:table-cell office:value-type="float" office:value="-32592" calcext:value-type="float">
            <text:p>-32592</text:p>
          </table:table-cell>
        </table:table-row>
        <table:table-row table:style-name="ro1">
          <table:table-cell office:value-type="float" office:value="-31782" calcext:value-type="float">
            <text:p>-31782</text:p>
          </table:table-cell>
        </table:table-row>
        <table:table-row table:style-name="ro1">
          <table:table-cell office:value-type="float" office:value="-30328" calcext:value-type="float">
            <text:p>-30328</text:p>
          </table:table-cell>
        </table:table-row>
        <table:table-row table:style-name="ro1">
          <table:table-cell office:value-type="float" office:value="-28259" calcext:value-type="float">
            <text:p>-28259</text:p>
          </table:table-cell>
        </table:table-row>
        <table:table-row table:style-name="ro1">
          <table:table-cell office:value-type="float" office:value="-25618" calcext:value-type="float">
            <text:p>-25618</text:p>
          </table:table-cell>
        </table:table-row>
        <table:table-row table:style-name="ro1">
          <table:table-cell office:value-type="float" office:value="-22457" calcext:value-type="float">
            <text:p>-22457</text:p>
          </table:table-cell>
        </table:table-row>
        <table:table-row table:style-name="ro1">
          <table:table-cell office:value-type="float" office:value="-18842" calcext:value-type="float">
            <text:p>-18842</text:p>
          </table:table-cell>
        </table:table-row>
        <table:table-row table:style-name="ro1">
          <table:table-cell office:value-type="float" office:value="-14844" calcext:value-type="float">
            <text:p>-14844</text:p>
          </table:table-cell>
        </table:table-row>
        <table:table-row table:style-name="ro1">
          <table:table-cell office:value-type="float" office:value="-10546" calcext:value-type="float">
            <text:p>-10546</text:p>
          </table:table-cell>
        </table:table-row>
        <table:table-row table:style-name="ro1">
          <table:table-cell office:value-type="float" office:value="-6034" calcext:value-type="float">
            <text:p>-6034</text:p>
          </table:table-cell>
        </table:table-row>
        <table:table-row table:style-name="ro1">
          <table:table-cell office:value-type="float" office:value="-1400" calcext:value-type="float">
            <text:p>-1400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7858" calcext:value-type="float">
            <text:p>7858</text:p>
          </table:table-cell>
        </table:table-row>
        <table:table-row table:style-name="ro1">
          <table:table-cell office:value-type="float" office:value="12296" calcext:value-type="float">
            <text:p>12296</text:p>
          </table:table-cell>
        </table:table-row>
        <table:table-row table:style-name="ro1">
          <table:table-cell office:value-type="float" office:value="16484" calcext:value-type="float">
            <text:p>16484</text:p>
          </table:table-cell>
        </table:table-row>
        <table:table-row table:style-name="ro1">
          <table:table-cell office:value-type="float" office:value="20338" calcext:value-type="float">
            <text:p>20338</text:p>
          </table:table-cell>
        </table:table-row>
        <table:table-row table:style-name="ro1">
          <table:table-cell office:value-type="float" office:value="23780" calcext:value-type="float">
            <text:p>23780</text:p>
          </table:table-cell>
        </table:table-row>
        <table:table-row table:style-name="ro1">
          <table:table-cell office:value-type="float" office:value="26740" calcext:value-type="float">
            <text:p>26740</text:p>
          </table:table-cell>
        </table:table-row>
        <table:table-row table:style-name="ro1">
          <table:table-cell office:value-type="float" office:value="29158" calcext:value-type="float">
            <text:p>29158</text:p>
          </table:table-cell>
        </table:table-row>
        <table:table-row table:style-name="ro1">
          <table:table-cell office:value-type="float" office:value="30985" calcext:value-type="float">
            <text:p>30985</text:p>
          </table:table-cell>
        </table:table-row>
        <table:table-row table:style-name="ro1">
          <table:table-cell office:value-type="float" office:value="32184" calcext:value-type="float">
            <text:p>32184</text:p>
          </table:table-cell>
        </table:table-row>
        <table:table-row table:style-name="ro1">
          <table:table-cell office:value-type="float" office:value="32731" calcext:value-type="float">
            <text:p>32731</text:p>
          </table:table-cell>
        </table:table-row>
        <table:table-row table:style-name="ro1">
          <table:table-cell office:value-type="float" office:value="32615" calcext:value-type="float">
            <text:p>32615</text:p>
          </table:table-cell>
        </table:table-row>
        <table:table-row table:style-name="ro1">
          <table:table-cell office:value-type="float" office:value="31838" calcext:value-type="float">
            <text:p>31838</text:p>
          </table:table-cell>
        </table:table-row>
        <table:table-row table:style-name="ro1">
          <table:table-cell office:value-type="float" office:value="30415" calcext:value-type="float">
            <text:p>30415</text:p>
          </table:table-cell>
        </table:table-row>
        <table:table-row table:style-name="ro1">
          <table:table-cell office:value-type="float" office:value="28377" calcext:value-type="float">
            <text:p>28377</text:p>
          </table:table-cell>
        </table:table-row>
        <table:table-row table:style-name="ro1">
          <table:table-cell office:value-type="float" office:value="25763" calcext:value-type="float">
            <text:p>25763</text:p>
          </table:table-cell>
        </table:table-row>
        <table:table-row table:style-name="ro1">
          <table:table-cell office:value-type="float" office:value="22627" calcext:value-type="float">
            <text:p>22627</text:p>
          </table:table-cell>
        </table:table-row>
        <table:table-row table:style-name="ro1">
          <table:table-cell office:value-type="float" office:value="19032" calcext:value-type="float">
            <text:p>19032</text:p>
          </table:table-cell>
        </table:table-row>
        <table:table-row table:style-name="ro1">
          <table:table-cell office:value-type="float" office:value="15052" calcext:value-type="float">
            <text:p>15052</text:p>
          </table:table-cell>
        </table:table-row>
        <table:table-row table:style-name="ro1">
          <table:table-cell office:value-type="float" office:value="10767" calcext:value-type="float">
            <text:p>10767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float" office:value="-3030" calcext:value-type="float">
            <text:p>-3030</text:p>
          </table:table-cell>
        </table:table-row>
        <table:table-row table:style-name="ro1">
          <table:table-cell office:value-type="float" office:value="-7632" calcext:value-type="float">
            <text:p>-7632</text:p>
          </table:table-cell>
        </table:table-row>
        <table:table-row table:style-name="ro1">
          <table:table-cell office:value-type="float" office:value="-12079" calcext:value-type="float">
            <text:p>-12079</text:p>
          </table:table-cell>
        </table:table-row>
        <table:table-row table:style-name="ro1">
          <table:table-cell office:value-type="float" office:value="-16282" calcext:value-type="float">
            <text:p>-16282</text:p>
          </table:table-cell>
        </table:table-row>
        <table:table-row table:style-name="ro1">
          <table:table-cell office:value-type="float" office:value="-20154" calcext:value-type="float">
            <text:p>-20154</text:p>
          </table:table-cell>
        </table:table-row>
        <table:table-row table:style-name="ro1">
          <table:table-cell office:value-type="float" office:value="-23619" calcext:value-type="float">
            <text:p>-23619</text:p>
          </table:table-cell>
        </table:table-row>
        <table:table-row table:style-name="ro1">
          <table:table-cell office:value-type="float" office:value="-26604" calcext:value-type="float">
            <text:p>-26604</text:p>
          </table:table-cell>
        </table:table-row>
        <table:table-row table:style-name="ro1">
          <table:table-cell office:value-type="float" office:value="-29051" calcext:value-type="float">
            <text:p>-29051</text:p>
          </table:table-cell>
        </table:table-row>
        <table:table-row table:style-name="ro1">
          <table:table-cell office:value-type="float" office:value="-30908" calcext:value-type="float">
            <text:p>-30908</text:p>
          </table:table-cell>
        </table:table-row>
        <table:table-row table:style-name="ro1">
          <table:table-cell office:value-type="float" office:value="-32140" calcext:value-type="float">
            <text:p>-32140</text:p>
          </table:table-cell>
        </table:table-row>
        <table:table-row table:style-name="ro1">
          <table:table-cell office:value-type="float" office:value="-32720" calcext:value-type="float">
            <text:p>-32720</text:p>
          </table:table-cell>
        </table:table-row>
        <table:table-row table:style-name="ro1">
          <table:table-cell office:value-type="float" office:value="-32637" calcext:value-type="float">
            <text:p>-32637</text:p>
          </table:table-cell>
        </table:table-row>
        <table:table-row table:style-name="ro1">
          <table:table-cell office:value-type="float" office:value="-31892" calcext:value-type="float">
            <text:p>-31892</text:p>
          </table:table-cell>
        </table:table-row>
        <table:table-row table:style-name="ro1">
          <table:table-cell office:value-type="float" office:value="-30501" calcext:value-type="float">
            <text:p>-30501</text:p>
          </table:table-cell>
        </table:table-row>
        <table:table-row table:style-name="ro1">
          <table:table-cell office:value-type="float" office:value="-28493" calcext:value-type="float">
            <text:p>-28493</text:p>
          </table:table-cell>
        </table:table-row>
        <table:table-row table:style-name="ro1">
          <table:table-cell office:value-type="float" office:value="-25906" calcext:value-type="float">
            <text:p>-25906</text:p>
          </table:table-cell>
        </table:table-row>
        <table:table-row table:style-name="ro1">
          <table:table-cell office:value-type="float" office:value="-22795" calcext:value-type="float">
            <text:p>-22795</text:p>
          </table:table-cell>
        </table:table-row>
        <table:table-row table:style-name="ro1">
          <table:table-cell office:value-type="float" office:value="-19222" calcext:value-type="float">
            <text:p>-19222</text:p>
          </table:table-cell>
        </table:table-row>
        <table:table-row table:style-name="ro1">
          <table:table-cell office:value-type="float" office:value="-15259" calcext:value-type="float">
            <text:p>-15259</text:p>
          </table:table-cell>
        </table:table-row>
        <table:table-row table:style-name="ro1">
          <table:table-cell office:value-type="float" office:value="-10987" calcext:value-type="float">
            <text:p>-10987</text:p>
          </table:table-cell>
        </table:table-row>
        <table:table-row table:style-name="ro1">
          <table:table-cell office:value-type="float" office:value="-6492" calcext:value-type="float">
            <text:p>-6492</text:p>
          </table:table-cell>
        </table:table-row>
        <table:table-row table:style-name="ro1">
          <table:table-cell office:value-type="float" office:value="-1866" calcext:value-type="float">
            <text:p>-1866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7404" calcext:value-type="float">
            <text:p>7404</text:p>
          </table:table-cell>
        </table:table-row>
        <table:table-row table:style-name="ro1">
          <table:table-cell office:value-type="float" office:value="11862" calcext:value-type="float">
            <text:p>11862</text:p>
          </table:table-cell>
        </table:table-row>
        <table:table-row table:style-name="ro1">
          <table:table-cell office:value-type="float" office:value="16079" calcext:value-type="float">
            <text:p>16079</text:p>
          </table:table-cell>
        </table:table-row>
        <table:table-row table:style-name="ro1">
          <table:table-cell office:value-type="float" office:value="19970" calcext:value-type="float">
            <text:p>19970</text:p>
          </table:table-cell>
        </table:table-row>
        <table:table-row table:style-name="ro1">
          <table:table-cell office:value-type="float" office:value="23456" calcext:value-type="float">
            <text:p>23456</text:p>
          </table:table-cell>
        </table:table-row>
        <table:table-row table:style-name="ro1">
          <table:table-cell office:value-type="float" office:value="26467" calcext:value-type="float">
            <text:p>26467</text:p>
          </table:table-cell>
        </table:table-row>
        <table:table-row table:style-name="ro1">
          <table:table-cell office:value-type="float" office:value="28942" calcext:value-type="float">
            <text:p>28942</text:p>
          </table:table-cell>
        </table:table-row>
        <table:table-row table:style-name="ro1">
          <table:table-cell office:value-type="float" office:value="30830" calcext:value-type="float">
            <text:p>30830</text:p>
          </table:table-cell>
        </table:table-row>
        <table:table-row table:style-name="ro1">
          <table:table-cell office:value-type="float" office:value="32093" calcext:value-type="float">
            <text:p>32093</text:p>
          </table:table-cell>
        </table:table-row>
        <table:table-row table:style-name="ro1">
          <table:table-cell office:value-type="float" office:value="32706" calcext:value-type="float">
            <text:p>32706</text:p>
          </table:table-cell>
        </table:table-row>
        <table:table-row table:style-name="ro1">
          <table:table-cell office:value-type="float" office:value="32657" calcext:value-type="float">
            <text:p>32657</text:p>
          </table:table-cell>
        </table:table-row>
        <table:table-row table:style-name="ro1">
          <table:table-cell office:value-type="float" office:value="31945" calcext:value-type="float">
            <text:p>31945</text:p>
          </table:table-cell>
        </table:table-row>
        <table:table-row table:style-name="ro1">
          <table:table-cell office:value-type="float" office:value="30586" calcext:value-type="float">
            <text:p>30586</text:p>
          </table:table-cell>
        </table:table-row>
        <table:table-row table:style-name="ro1">
          <table:table-cell office:value-type="float" office:value="28607" calcext:value-type="float">
            <text:p>28607</text:p>
          </table:table-cell>
        </table:table-row>
        <table:table-row table:style-name="ro1">
          <table:table-cell office:value-type="float" office:value="26049" calcext:value-type="float">
            <text:p>26049</text:p>
          </table:table-cell>
        </table:table-row>
        <table:table-row table:style-name="ro1">
          <table:table-cell office:value-type="float" office:value="22962" calcext:value-type="float">
            <text:p>22962</text:p>
          </table:table-cell>
        </table:table-row>
        <table:table-row table:style-name="ro1">
          <table:table-cell office:value-type="float" office:value="19410" calcext:value-type="float">
            <text:p>19410</text:p>
          </table:table-cell>
        </table:table-row>
        <table:table-row table:style-name="ro1">
          <table:table-cell office:value-type="float" office:value="15465" calcext:value-type="float">
            <text:p>15465</text:p>
          </table:table-cell>
        </table:table-row>
        <table:table-row table:style-name="ro1">
          <table:table-cell office:value-type="float" office:value="11207" calcext:value-type="float">
            <text:p>11207</text:p>
          </table:table-cell>
        </table:table-row>
        <table:table-row table:style-name="ro1">
          <table:table-cell office:value-type="float" office:value="6721" calcext:value-type="float">
            <text:p>6721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-2564" calcext:value-type="float">
            <text:p>-2564</text:p>
          </table:table-cell>
        </table:table-row>
        <table:table-row table:style-name="ro1">
          <table:table-cell office:value-type="float" office:value="-7177" calcext:value-type="float">
            <text:p>-7177</text:p>
          </table:table-cell>
        </table:table-row>
        <table:table-row table:style-name="ro1">
          <table:table-cell office:value-type="float" office:value="-11644" calcext:value-type="float">
            <text:p>-11644</text:p>
          </table:table-cell>
        </table:table-row>
        <table:table-row table:style-name="ro1">
          <table:table-cell office:value-type="float" office:value="-15875" calcext:value-type="float">
            <text:p>-15875</text:p>
          </table:table-cell>
        </table:table-row>
        <table:table-row table:style-name="ro1">
          <table:table-cell office:value-type="float" office:value="-19784" calcext:value-type="float">
            <text:p>-19784</text:p>
          </table:table-cell>
        </table:table-row>
        <table:table-row table:style-name="ro1">
          <table:table-cell office:value-type="float" office:value="-23293" calcext:value-type="float">
            <text:p>-23293</text:p>
          </table:table-cell>
        </table:table-row>
        <table:table-row table:style-name="ro1">
          <table:table-cell office:value-type="float" office:value="-26329" calcext:value-type="float">
            <text:p>-26329</text:p>
          </table:table-cell>
        </table:table-row>
        <table:table-row table:style-name="ro1">
          <table:table-cell office:value-type="float" office:value="-28832" calcext:value-type="float">
            <text:p>-28832</text:p>
          </table:table-cell>
        </table:table-row>
        <table:table-row table:style-name="ro1">
          <table:table-cell office:value-type="float" office:value="-30750" calcext:value-type="float">
            <text:p>-30750</text:p>
          </table:table-cell>
        </table:table-row>
        <table:table-row table:style-name="ro1">
          <table:table-cell office:value-type="float" office:value="-32046" calcext:value-type="float">
            <text:p>-32046</text:p>
          </table:table-cell>
        </table:table-row>
        <table:table-row table:style-name="ro1">
          <table:table-cell office:value-type="float" office:value="-32691" calcext:value-type="float">
            <text:p>-32691</text:p>
          </table:table-cell>
        </table:table-row>
        <table:table-row table:style-name="ro1">
          <table:table-cell office:value-type="float" office:value="-32675" calcext:value-type="float">
            <text:p>-32675</text:p>
          </table:table-cell>
        </table:table-row>
        <table:table-row table:style-name="ro1">
          <table:table-cell office:value-type="float" office:value="-31996" calcext:value-type="float">
            <text:p>-31996</text:p>
          </table:table-cell>
        </table:table-row>
        <table:table-row table:style-name="ro1">
          <table:table-cell office:value-type="float" office:value="-30669" calcext:value-type="float">
            <text:p>-30669</text:p>
          </table:table-cell>
        </table:table-row>
        <table:table-row table:style-name="ro1">
          <table:table-cell office:value-type="float" office:value="-28720" calcext:value-type="float">
            <text:p>-28720</text:p>
          </table:table-cell>
        </table:table-row>
        <table:table-row table:style-name="ro1">
          <table:table-cell office:value-type="float" office:value="-26190" calcext:value-type="float">
            <text:p>-26190</text:p>
          </table:table-cell>
        </table:table-row>
        <table:table-row table:style-name="ro1">
          <table:table-cell office:value-type="float" office:value="-23128" calcext:value-type="float">
            <text:p>-23128</text:p>
          </table:table-cell>
        </table:table-row>
        <table:table-row table:style-name="ro1">
          <table:table-cell office:value-type="float" office:value="-19598" calcext:value-type="float">
            <text:p>-19598</text:p>
          </table:table-cell>
        </table:table-row>
        <table:table-row table:style-name="ro1">
          <table:table-cell office:value-type="float" office:value="-15671" calcext:value-type="float">
            <text:p>-15671</text:p>
          </table:table-cell>
        </table:table-row>
        <table:table-row table:style-name="ro1">
          <table:table-cell office:value-type="float" office:value="-11426" calcext:value-type="float">
            <text:p>-11426</text:p>
          </table:table-cell>
        </table:table-row>
        <table:table-row table:style-name="ro1">
          <table:table-cell office:value-type="float" office:value="-6949" calcext:value-type="float">
            <text:p>-6949</text:p>
          </table:table-cell>
        </table:table-row>
        <table:table-row table:style-name="ro1">
          <table:table-cell office:value-type="float" office:value="-2332" calcext:value-type="float">
            <text:p>-2332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6949" calcext:value-type="float">
            <text:p>6949</text:p>
          </table:table-cell>
        </table:table-row>
        <table:table-row table:style-name="ro1">
          <table:table-cell office:value-type="float" office:value="11425" calcext:value-type="float">
            <text:p>11425</text:p>
          </table:table-cell>
        </table:table-row>
        <table:table-row table:style-name="ro1">
          <table:table-cell office:value-type="float" office:value="15670" calcext:value-type="float">
            <text:p>15670</text:p>
          </table:table-cell>
        </table:table-row>
        <table:table-row table:style-name="ro1">
          <table:table-cell office:value-type="float" office:value="19598" calcext:value-type="float">
            <text:p>19598</text:p>
          </table:table-cell>
        </table:table-row>
        <table:table-row table:style-name="ro1">
          <table:table-cell office:value-type="float" office:value="23128" calcext:value-type="float">
            <text:p>23128</text:p>
          </table:table-cell>
        </table:table-row>
        <table:table-row table:style-name="ro1">
          <table:table-cell office:value-type="float" office:value="26189" calcext:value-type="float">
            <text:p>26189</text:p>
          </table:table-cell>
        </table:table-row>
        <table:table-row table:style-name="ro1">
          <table:table-cell office:value-type="float" office:value="28720" calcext:value-type="float">
            <text:p>28720</text:p>
          </table:table-cell>
        </table:table-row>
        <table:table-row table:style-name="ro1">
          <table:table-cell office:value-type="float" office:value="30669" calcext:value-type="float">
            <text:p>30669</text:p>
          </table:table-cell>
        </table:table-row>
        <table:table-row table:style-name="ro1">
          <table:table-cell office:value-type="float" office:value="31996" calcext:value-type="float">
            <text:p>31996</text:p>
          </table:table-cell>
        </table:table-row>
        <table:table-row table:style-name="ro1">
          <table:table-cell office:value-type="float" office:value="32675" calcext:value-type="float">
            <text:p>32675</text:p>
          </table:table-cell>
        </table:table-row>
        <table:table-row table:style-name="ro1">
          <table:table-cell office:value-type="float" office:value="32692" calcext:value-type="float">
            <text:p>32692</text:p>
          </table:table-cell>
        </table:table-row>
        <table:table-row table:style-name="ro1">
          <table:table-cell office:value-type="float" office:value="32046" calcext:value-type="float">
            <text:p>32046</text:p>
          </table:table-cell>
        </table:table-row>
        <table:table-row table:style-name="ro1">
          <table:table-cell office:value-type="float" office:value="30750" calcext:value-type="float">
            <text:p>30750</text:p>
          </table:table-cell>
        </table:table-row>
        <table:table-row table:style-name="ro1">
          <table:table-cell office:value-type="float" office:value="28832" calcext:value-type="float">
            <text:p>28832</text:p>
          </table:table-cell>
        </table:table-row>
        <table:table-row table:style-name="ro1">
          <table:table-cell office:value-type="float" office:value="26329" calcext:value-type="float">
            <text:p>26329</text:p>
          </table:table-cell>
        </table:table-row>
        <table:table-row table:style-name="ro1">
          <table:table-cell office:value-type="float" office:value="23293" calcext:value-type="float">
            <text:p>23293</text:p>
          </table:table-cell>
        </table:table-row>
        <table:table-row table:style-name="ro1">
          <table:table-cell office:value-type="float" office:value="19785" calcext:value-type="float">
            <text:p>19785</text:p>
          </table:table-cell>
        </table:table-row>
        <table:table-row table:style-name="ro1">
          <table:table-cell office:value-type="float" office:value="15875" calcext:value-type="float">
            <text:p>15875</text:p>
          </table:table-cell>
        </table:table-row>
        <table:table-row table:style-name="ro1">
          <table:table-cell office:value-type="float" office:value="11644" calcext:value-type="float">
            <text:p>11644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-2099" calcext:value-type="float">
            <text:p>-2099</text:p>
          </table:table-cell>
        </table:table-row>
        <table:table-row table:style-name="ro1">
          <table:table-cell office:value-type="float" office:value="-6721" calcext:value-type="float">
            <text:p>-6721</text:p>
          </table:table-cell>
        </table:table-row>
        <table:table-row table:style-name="ro1">
          <table:table-cell office:value-type="float" office:value="-11206" calcext:value-type="float">
            <text:p>-11206</text:p>
          </table:table-cell>
        </table:table-row>
        <table:table-row table:style-name="ro1">
          <table:table-cell office:value-type="float" office:value="-15465" calcext:value-type="float">
            <text:p>-15465</text:p>
          </table:table-cell>
        </table:table-row>
        <table:table-row table:style-name="ro1">
          <table:table-cell office:value-type="float" office:value="-19410" calcext:value-type="float">
            <text:p>-19410</text:p>
          </table:table-cell>
        </table:table-row>
        <table:table-row table:style-name="ro1">
          <table:table-cell office:value-type="float" office:value="-22962" calcext:value-type="float">
            <text:p>-22962</text:p>
          </table:table-cell>
        </table:table-row>
        <table:table-row table:style-name="ro1">
          <table:table-cell office:value-type="float" office:value="-26048" calcext:value-type="float">
            <text:p>-26048</text:p>
          </table:table-cell>
        </table:table-row>
        <table:table-row table:style-name="ro1">
          <table:table-cell office:value-type="float" office:value="-28607" calcext:value-type="float">
            <text:p>-28607</text:p>
          </table:table-cell>
        </table:table-row>
        <table:table-row table:style-name="ro1">
          <table:table-cell office:value-type="float" office:value="-30586" calcext:value-type="float">
            <text:p>-30586</text:p>
          </table:table-cell>
        </table:table-row>
        <table:table-row table:style-name="ro1">
          <table:table-cell office:value-type="float" office:value="-31945" calcext:value-type="float">
            <text:p>-31945</text:p>
          </table:table-cell>
        </table:table-row>
        <table:table-row table:style-name="ro1">
          <table:table-cell office:value-type="float" office:value="-32657" calcext:value-type="float">
            <text:p>-32657</text:p>
          </table:table-cell>
        </table:table-row>
        <table:table-row table:style-name="ro1">
          <table:table-cell office:value-type="float" office:value="-32706" calcext:value-type="float">
            <text:p>-32706</text:p>
          </table:table-cell>
        </table:table-row>
        <table:table-row table:style-name="ro1">
          <table:table-cell office:value-type="float" office:value="-32094" calcext:value-type="float">
            <text:p>-32094</text:p>
          </table:table-cell>
        </table:table-row>
        <table:table-row table:style-name="ro1">
          <table:table-cell office:value-type="float" office:value="-30830" calcext:value-type="float">
            <text:p>-30830</text:p>
          </table:table-cell>
        </table:table-row>
        <table:table-row table:style-name="ro1">
          <table:table-cell office:value-type="float" office:value="-28942" calcext:value-type="float">
            <text:p>-28942</text:p>
          </table:table-cell>
        </table:table-row>
        <table:table-row table:style-name="ro1">
          <table:table-cell office:value-type="float" office:value="-26467" calcext:value-type="float">
            <text:p>-26467</text:p>
          </table:table-cell>
        </table:table-row>
        <table:table-row table:style-name="ro1">
          <table:table-cell office:value-type="float" office:value="-23456" calcext:value-type="float">
            <text:p>-23456</text:p>
          </table:table-cell>
        </table:table-row>
        <table:table-row table:style-name="ro1">
          <table:table-cell office:value-type="float" office:value="-19970" calcext:value-type="float">
            <text:p>-19970</text:p>
          </table:table-cell>
        </table:table-row>
        <table:table-row table:style-name="ro1">
          <table:table-cell office:value-type="float" office:value="-16079" calcext:value-type="float">
            <text:p>-16079</text:p>
          </table:table-cell>
        </table:table-row>
        <table:table-row table:style-name="ro1">
          <table:table-cell office:value-type="float" office:value="-11862" calcext:value-type="float">
            <text:p>-11862</text:p>
          </table:table-cell>
        </table:table-row>
        <table:table-row table:style-name="ro1">
          <table:table-cell office:value-type="float" office:value="-7405" calcext:value-type="float">
            <text:p>-7405</text:p>
          </table:table-cell>
        </table:table-row>
        <table:table-row table:style-name="ro1">
          <table:table-cell office:value-type="float" office:value="-2797" calcext:value-type="float">
            <text:p>-2797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</table:table-row>
        <table:table-row table:style-name="ro1">
          <table:table-cell office:value-type="float" office:value="10987" calcext:value-type="float">
            <text:p>10987</text:p>
          </table:table-cell>
        </table:table-row>
        <table:table-row table:style-name="ro1">
          <table:table-cell office:value-type="float" office:value="15259" calcext:value-type="float">
            <text:p>15259</text:p>
          </table:table-cell>
        </table:table-row>
        <table:table-row table:style-name="ro1">
          <table:table-cell office:value-type="float" office:value="19221" calcext:value-type="float">
            <text:p>19221</text:p>
          </table:table-cell>
        </table:table-row>
        <table:table-row table:style-name="ro1">
          <table:table-cell office:value-type="float" office:value="22795" calcext:value-type="float">
            <text:p>22795</text:p>
          </table:table-cell>
        </table:table-row>
        <table:table-row table:style-name="ro1">
          <table:table-cell office:value-type="float" office:value="25906" calcext:value-type="float">
            <text:p>25906</text:p>
          </table:table-cell>
        </table:table-row>
        <table:table-row table:style-name="ro1">
          <table:table-cell office:value-type="float" office:value="28492" calcext:value-type="float">
            <text:p>28492</text:p>
          </table:table-cell>
        </table:table-row>
        <table:table-row table:style-name="ro1">
          <table:table-cell office:value-type="float" office:value="30501" calcext:value-type="float">
            <text:p>30501</text:p>
          </table:table-cell>
        </table:table-row>
        <table:table-row table:style-name="ro1">
          <table:table-cell office:value-type="float" office:value="31892" calcext:value-type="float">
            <text:p>31892</text:p>
          </table:table-cell>
        </table:table-row>
        <table:table-row table:style-name="ro1">
          <table:table-cell office:value-type="float" office:value="32637" calcext:value-type="float">
            <text:p>32637</text:p>
          </table:table-cell>
        </table:table-row>
        <table:table-row table:style-name="ro1">
          <table:table-cell office:value-type="float" office:value="32720" calcext:value-type="float">
            <text:p>32720</text:p>
          </table:table-cell>
        </table:table-row>
        <table:table-row table:style-name="ro1">
          <table:table-cell office:value-type="float" office:value="32140" calcext:value-type="float">
            <text:p>32140</text:p>
          </table:table-cell>
        </table:table-row>
        <table:table-row table:style-name="ro1">
          <table:table-cell office:value-type="float" office:value="30908" calcext:value-type="float">
            <text:p>30908</text:p>
          </table:table-cell>
        </table:table-row>
        <table:table-row table:style-name="ro1">
          <table:table-cell office:value-type="float" office:value="29051" calcext:value-type="float">
            <text:p>29051</text:p>
          </table:table-cell>
        </table:table-row>
        <table:table-row table:style-name="ro1">
          <table:table-cell office:value-type="float" office:value="26604" calcext:value-type="float">
            <text:p>26604</text:p>
          </table:table-cell>
        </table:table-row>
        <table:table-row table:style-name="ro1">
          <table:table-cell office:value-type="float" office:value="23619" calcext:value-type="float">
            <text:p>23619</text:p>
          </table:table-cell>
        </table:table-row>
        <table:table-row table:style-name="ro1">
          <table:table-cell office:value-type="float" office:value="20155" calcext:value-type="float">
            <text:p>20155</text:p>
          </table:table-cell>
        </table:table-row>
        <table:table-row table:style-name="ro1">
          <table:table-cell office:value-type="float" office:value="16282" calcext:value-type="float">
            <text:p>16282</text:p>
          </table:table-cell>
        </table:table-row>
        <table:table-row table:style-name="ro1">
          <table:table-cell office:value-type="float" office:value="12079" calcext:value-type="float">
            <text:p>12079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-1633" calcext:value-type="float">
            <text:p>-1633</text:p>
          </table:table-cell>
        </table:table-row>
        <table:table-row table:style-name="ro1">
          <table:table-cell office:value-type="float" office:value="-6263" calcext:value-type="float">
            <text:p>-6263</text:p>
          </table:table-cell>
        </table:table-row>
        <table:table-row table:style-name="ro1">
          <table:table-cell office:value-type="float" office:value="-10766" calcext:value-type="float">
            <text:p>-10766</text:p>
          </table:table-cell>
        </table:table-row>
        <table:table-row table:style-name="ro1">
          <table:table-cell office:value-type="float" office:value="-15052" calcext:value-type="float">
            <text:p>-15052</text:p>
          </table:table-cell>
        </table:table-row>
        <table:table-row table:style-name="ro1">
          <table:table-cell office:value-type="float" office:value="-19032" calcext:value-type="float">
            <text:p>-19032</text:p>
          </table:table-cell>
        </table:table-row>
        <table:table-row table:style-name="ro1">
          <table:table-cell office:value-type="float" office:value="-22626" calcext:value-type="float">
            <text:p>-22626</text:p>
          </table:table-cell>
        </table:table-row>
        <table:table-row table:style-name="ro1">
          <table:table-cell office:value-type="float" office:value="-25762" calcext:value-type="float">
            <text:p>-25762</text:p>
          </table:table-cell>
        </table:table-row>
        <table:table-row table:style-name="ro1">
          <table:table-cell office:value-type="float" office:value="-28376" calcext:value-type="float">
            <text:p>-28376</text:p>
          </table:table-cell>
        </table:table-row>
        <table:table-row table:style-name="ro1">
          <table:table-cell office:value-type="float" office:value="-30415" calcext:value-type="float">
            <text:p>-30415</text:p>
          </table:table-cell>
        </table:table-row>
        <table:table-row table:style-name="ro1">
          <table:table-cell office:value-type="float" office:value="-31838" calcext:value-type="float">
            <text:p>-31838</text:p>
          </table:table-cell>
        </table:table-row>
        <table:table-row table:style-name="ro1">
          <table:table-cell office:value-type="float" office:value="-32615" calcext:value-type="float">
            <text:p>-32615</text:p>
          </table:table-cell>
        </table:table-row>
        <table:table-row table:style-name="ro1">
          <table:table-cell office:value-type="float" office:value="-32731" calcext:value-type="float">
            <text:p>-32731</text:p>
          </table:table-cell>
        </table:table-row>
        <table:table-row table:style-name="ro1">
          <table:table-cell office:value-type="float" office:value="-32184" calcext:value-type="float">
            <text:p>-32184</text:p>
          </table:table-cell>
        </table:table-row>
        <table:table-row table:style-name="ro1">
          <table:table-cell office:value-type="float" office:value="-30985" calcext:value-type="float">
            <text:p>-30985</text:p>
          </table:table-cell>
        </table:table-row>
        <table:table-row table:style-name="ro1">
          <table:table-cell office:value-type="float" office:value="-29158" calcext:value-type="float">
            <text:p>-29158</text:p>
          </table:table-cell>
        </table:table-row>
        <table:table-row table:style-name="ro1">
          <table:table-cell office:value-type="float" office:value="-26740" calcext:value-type="float">
            <text:p>-26740</text:p>
          </table:table-cell>
        </table:table-row>
        <table:table-row table:style-name="ro1">
          <table:table-cell office:value-type="float" office:value="-23780" calcext:value-type="float">
            <text:p>-23780</text:p>
          </table:table-cell>
        </table:table-row>
        <table:table-row table:style-name="ro1">
          <table:table-cell office:value-type="float" office:value="-20338" calcext:value-type="float">
            <text:p>-20338</text:p>
          </table:table-cell>
        </table:table-row>
        <table:table-row table:style-name="ro1">
          <table:table-cell office:value-type="float" office:value="-16484" calcext:value-type="float">
            <text:p>-16484</text:p>
          </table:table-cell>
        </table:table-row>
        <table:table-row table:style-name="ro1">
          <table:table-cell office:value-type="float" office:value="-12296" calcext:value-type="float">
            <text:p>-12296</text:p>
          </table:table-cell>
        </table:table-row>
        <table:table-row table:style-name="ro1">
          <table:table-cell office:value-type="float" office:value="-7859" calcext:value-type="float">
            <text:p>-7859</text:p>
          </table:table-cell>
        </table:table-row>
        <table:table-row table:style-name="ro1">
          <table:table-cell office:value-type="float" office:value="-3262" calcext:value-type="float">
            <text:p>-3262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</table:table-row>
        <table:table-row table:style-name="ro1">
          <table:table-cell office:value-type="float" office:value="10546" calcext:value-type="float">
            <text:p>10546</text:p>
          </table:table-cell>
        </table:table-row>
        <table:table-row table:style-name="ro1">
          <table:table-cell office:value-type="float" office:value="14844" calcext:value-type="float">
            <text:p>14844</text:p>
          </table:table-cell>
        </table:table-row>
        <table:table-row table:style-name="ro1">
          <table:table-cell office:value-type="float" office:value="18841" calcext:value-type="float">
            <text:p>18841</text:p>
          </table:table-cell>
        </table:table-row>
        <table:table-row table:style-name="ro1">
          <table:table-cell office:value-type="float" office:value="22457" calcext:value-type="float">
            <text:p>22457</text:p>
          </table:table-cell>
        </table:table-row>
        <table:table-row table:style-name="ro1">
          <table:table-cell office:value-type="float" office:value="25618" calcext:value-type="float">
            <text:p>25618</text:p>
          </table:table-cell>
        </table:table-row>
        <table:table-row table:style-name="ro1">
          <table:table-cell office:value-type="float" office:value="28259" calcext:value-type="float">
            <text:p>28259</text:p>
          </table:table-cell>
        </table:table-row>
        <table:table-row table:style-name="ro1">
          <table:table-cell office:value-type="float" office:value="30328" calcext:value-type="float">
            <text:p>30328</text:p>
          </table:table-cell>
        </table:table-row>
        <table:table-row table:style-name="ro1">
          <table:table-cell office:value-type="float" office:value="31782" calcext:value-type="float">
            <text:p>31782</text:p>
          </table:table-cell>
        </table:table-row>
        <table:table-row table:style-name="ro1">
          <table:table-cell office:value-type="float" office:value="32592" calcext:value-type="float">
            <text:p>32592</text:p>
          </table:table-cell>
        </table:table-row>
        <table:table-row table:style-name="ro1">
          <table:table-cell office:value-type="float" office:value="32741" calcext:value-type="float">
            <text:p>32741</text:p>
          </table:table-cell>
        </table:table-row>
        <table:table-row table:style-name="ro1">
          <table:table-cell office:value-type="float" office:value="32227" calcext:value-type="float">
            <text:p>32227</text:p>
          </table:table-cell>
        </table:table-row>
        <table:table-row table:style-name="ro1">
          <table:table-cell office:value-type="float" office:value="31060" calcext:value-type="float">
            <text:p>31060</text:p>
          </table:table-cell>
        </table:table-row>
        <table:table-row table:style-name="ro1">
          <table:table-cell office:value-type="float" office:value="29264" calcext:value-type="float">
            <text:p>29264</text:p>
          </table:table-cell>
        </table:table-row>
        <table:table-row table:style-name="ro1">
          <table:table-cell office:value-type="float" office:value="26874" calcext:value-type="float">
            <text:p>26874</text:p>
          </table:table-cell>
        </table:table-row>
        <table:table-row table:style-name="ro1">
          <table:table-cell office:value-type="float" office:value="23940" calcext:value-type="float">
            <text:p>23940</text:p>
          </table:table-cell>
        </table:table-row>
        <table:table-row table:style-name="ro1">
          <table:table-cell office:value-type="float" office:value="20521" calcext:value-type="float">
            <text:p>20521</text:p>
          </table:table-cell>
        </table:table-row>
        <table:table-row table:style-name="ro1">
          <table:table-cell office:value-type="float" office:value="16686" calcext:value-type="float">
            <text:p>16686</text:p>
          </table:table-cell>
        </table:table-row>
        <table:table-row table:style-name="ro1">
          <table:table-cell office:value-type="float" office:value="12512" calcext:value-type="float">
            <text:p>12512</text:p>
          </table:table-cell>
        </table:table-row>
        <table:table-row table:style-name="ro1">
          <table:table-cell office:value-type="float" office:value="8085" calcext:value-type="float">
            <text:p>8085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-1166" calcext:value-type="float">
            <text:p>-1166</text:p>
          </table:table-cell>
        </table:table-row>
        <table:table-row table:style-name="ro1">
          <table:table-cell office:value-type="float" office:value="-5804" calcext:value-type="float">
            <text:p>-5804</text:p>
          </table:table-cell>
        </table:table-row>
        <table:table-row table:style-name="ro1">
          <table:table-cell office:value-type="float" office:value="-10324" calcext:value-type="float">
            <text:p>-10324</text:p>
          </table:table-cell>
        </table:table-row>
        <table:table-row table:style-name="ro1">
          <table:table-cell office:value-type="float" office:value="-14635" calcext:value-type="float">
            <text:p>-14635</text:p>
          </table:table-cell>
        </table:table-row>
        <table:table-row table:style-name="ro1">
          <table:table-cell office:value-type="float" office:value="-18650" calcext:value-type="float">
            <text:p>-18650</text:p>
          </table:table-cell>
        </table:table-row>
        <table:table-row table:style-name="ro1">
          <table:table-cell office:value-type="float" office:value="-22286" calcext:value-type="float">
            <text:p>-22286</text:p>
          </table:table-cell>
        </table:table-row>
        <table:table-row table:style-name="ro1">
          <table:table-cell office:value-type="float" office:value="-25471" calcext:value-type="float">
            <text:p>-25471</text:p>
          </table:table-cell>
        </table:table-row>
        <table:table-row table:style-name="ro1">
          <table:table-cell office:value-type="float" office:value="-28140" calcext:value-type="float">
            <text:p>-28140</text:p>
          </table:table-cell>
        </table:table-row>
        <table:table-row table:style-name="ro1">
          <table:table-cell office:value-type="float" office:value="-30239" calcext:value-type="float">
            <text:p>-30239</text:p>
          </table:table-cell>
        </table:table-row>
        <table:table-row table:style-name="ro1">
          <table:table-cell office:value-type="float" office:value="-31724" calcext:value-type="float">
            <text:p>-31724</text:p>
          </table:table-cell>
        </table:table-row>
        <table:table-row table:style-name="ro1">
          <table:table-cell office:value-type="float" office:value="-32567" calcext:value-type="float">
            <text:p>-32567</text:p>
          </table:table-cell>
        </table:table-row>
        <table:table-row table:style-name="ro1">
          <table:table-cell office:value-type="float" office:value="-32750" calcext:value-type="float">
            <text:p>-32750</text:p>
          </table:table-cell>
        </table:table-row>
        <table:table-row table:style-name="ro1">
          <table:table-cell office:value-type="float" office:value="-32269" calcext:value-type="float">
            <text:p>-32269</text:p>
          </table:table-cell>
        </table:table-row>
        <table:table-row table:style-name="ro1">
          <table:table-cell office:value-type="float" office:value="-31134" calcext:value-type="float">
            <text:p>-31134</text:p>
          </table:table-cell>
        </table:table-row>
        <table:table-row table:style-name="ro1">
          <table:table-cell office:value-type="float" office:value="-29368" calcext:value-type="float">
            <text:p>-29368</text:p>
          </table:table-cell>
        </table:table-row>
        <table:table-row table:style-name="ro1">
          <table:table-cell office:value-type="float" office:value="-27007" calcext:value-type="float">
            <text:p>-27007</text:p>
          </table:table-cell>
        </table:table-row>
        <table:table-row table:style-name="ro1">
          <table:table-cell office:value-type="float" office:value="-24099" calcext:value-type="float">
            <text:p>-24099</text:p>
          </table:table-cell>
        </table:table-row>
        <table:table-row table:style-name="ro1">
          <table:table-cell office:value-type="float" office:value="-20702" calcext:value-type="float">
            <text:p>-20702</text:p>
          </table:table-cell>
        </table:table-row>
        <table:table-row table:style-name="ro1">
          <table:table-cell office:value-type="float" office:value="-16886" calcext:value-type="float">
            <text:p>-16886</text:p>
          </table:table-cell>
        </table:table-row>
        <table:table-row table:style-name="ro1">
          <table:table-cell office:value-type="float" office:value="-12728" calcext:value-type="float">
            <text:p>-12728</text:p>
          </table:table-cell>
        </table:table-row>
        <table:table-row table:style-name="ro1">
          <table:table-cell office:value-type="float" office:value="-8311" calcext:value-type="float">
            <text:p>-8311</text:p>
          </table:table-cell>
        </table:table-row>
        <table:table-row table:style-name="ro1">
          <table:table-cell office:value-type="float" office:value="-3727" calcext:value-type="float">
            <text:p>-372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</table:table-row>
        <table:table-row table:style-name="ro1">
          <table:table-cell office:value-type="float" office:value="10103" calcext:value-type="float">
            <text:p>10103</text:p>
          </table:table-cell>
        </table:table-row>
        <table:table-row table:style-name="ro1">
          <table:table-cell office:value-type="float" office:value="14426" calcext:value-type="float">
            <text:p>14426</text:p>
          </table:table-cell>
        </table:table-row>
        <table:table-row table:style-name="ro1">
          <table:table-cell office:value-type="float" office:value="18458" calcext:value-type="float">
            <text:p>18458</text:p>
          </table:table-cell>
        </table:table-row>
        <table:table-row table:style-name="ro1">
          <table:table-cell office:value-type="float" office:value="22115" calcext:value-type="float">
            <text:p>22115</text:p>
          </table:table-cell>
        </table:table-row>
        <table:table-row table:style-name="ro1">
          <table:table-cell office:value-type="float" office:value="25324" calcext:value-type="float">
            <text:p>25324</text:p>
          </table:table-cell>
        </table:table-row>
        <table:table-row table:style-name="ro1">
          <table:table-cell office:value-type="float" office:value="28020" calcext:value-type="float">
            <text:p>28020</text:p>
          </table:table-cell>
        </table:table-row>
        <table:table-row table:style-name="ro1">
          <table:table-cell office:value-type="float" office:value="30148" calcext:value-type="float">
            <text:p>30148</text:p>
          </table:table-cell>
        </table:table-row>
        <table:table-row table:style-name="ro1">
          <table:table-cell office:value-type="float" office:value="31665" calcext:value-type="float">
            <text:p>31665</text:p>
          </table:table-cell>
        </table:table-row>
        <table:table-row table:style-name="ro1">
          <table:table-cell office:value-type="float" office:value="32540" calcext:value-type="float">
            <text:p>32540</text:p>
          </table:table-cell>
        </table:table-row>
        <table:table-row table:style-name="ro1">
          <table:table-cell office:value-type="float" office:value="32756" calcext:value-type="float">
            <text:p>32756</text:p>
          </table:table-cell>
        </table:table-row>
        <table:table-row table:style-name="ro1">
          <table:table-cell office:value-type="float" office:value="32308" calcext:value-type="float">
            <text:p>32308</text:p>
          </table:table-cell>
        </table:table-row>
        <table:table-row table:style-name="ro1">
          <table:table-cell office:value-type="float" office:value="31206" calcext:value-type="float">
            <text:p>31206</text:p>
          </table:table-cell>
        </table:table-row>
        <table:table-row table:style-name="ro1">
          <table:table-cell office:value-type="float" office:value="29471" calcext:value-type="float">
            <text:p>29471</text:p>
          </table:table-cell>
        </table:table-row>
        <table:table-row table:style-name="ro1">
          <table:table-cell office:value-type="float" office:value="27139" calcext:value-type="float">
            <text:p>27139</text:p>
          </table:table-cell>
        </table:table-row>
        <table:table-row table:style-name="ro1">
          <table:table-cell office:value-type="float" office:value="24256" calcext:value-type="float">
            <text:p>24256</text:p>
          </table:table-cell>
        </table:table-row>
        <table:table-row table:style-name="ro1">
          <table:table-cell office:value-type="float" office:value="20883" calcext:value-type="float">
            <text:p>20883</text:p>
          </table:table-cell>
        </table:table-row>
        <table:table-row table:style-name="ro1">
          <table:table-cell office:value-type="float" office:value="17086" calcext:value-type="float">
            <text:p>17086</text:p>
          </table:table-cell>
        </table:table-row>
        <table:table-row table:style-name="ro1">
          <table:table-cell office:value-type="float" office:value="12942" calcext:value-type="float">
            <text:p>12942</text:p>
          </table:table-cell>
        </table:table-row>
        <table:table-row table:style-name="ro1">
          <table:table-cell office:value-type="float" office:value="8537" calcext:value-type="float">
            <text:p>8537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-699" calcext:value-type="float">
            <text:p>-699</text:p>
          </table:table-cell>
        </table:table-row>
        <table:table-row table:style-name="ro1">
          <table:table-cell office:value-type="float" office:value="-5344" calcext:value-type="float">
            <text:p>-5344</text:p>
          </table:table-cell>
        </table:table-row>
        <table:table-row table:style-name="ro1">
          <table:table-cell office:value-type="float" office:value="-9880" calcext:value-type="float">
            <text:p>-9880</text:p>
          </table:table-cell>
        </table:table-row>
        <table:table-row table:style-name="ro1">
          <table:table-cell office:value-type="float" office:value="-14216" calcext:value-type="float">
            <text:p>-14216</text:p>
          </table:table-cell>
        </table:table-row>
        <table:table-row table:style-name="ro1">
          <table:table-cell office:value-type="float" office:value="-18264" calcext:value-type="float">
            <text:p>-18264</text:p>
          </table:table-cell>
        </table:table-row>
        <table:table-row table:style-name="ro1">
          <table:table-cell office:value-type="float" office:value="-21942" calcext:value-type="float">
            <text:p>-21942</text:p>
          </table:table-cell>
        </table:table-row>
        <table:table-row table:style-name="ro1">
          <table:table-cell office:value-type="float" office:value="-25175" calcext:value-type="float">
            <text:p>-25175</text:p>
          </table:table-cell>
        </table:table-row>
        <table:table-row table:style-name="ro1">
          <table:table-cell office:value-type="float" office:value="-27898" calcext:value-type="float">
            <text:p>-27898</text:p>
          </table:table-cell>
        </table:table-row>
        <table:table-row table:style-name="ro1">
          <table:table-cell office:value-type="float" office:value="-30056" calcext:value-type="float">
            <text:p>-30056</text:p>
          </table:table-cell>
        </table:table-row>
        <table:table-row table:style-name="ro1">
          <table:table-cell office:value-type="float" office:value="-31604" calcext:value-type="float">
            <text:p>-31604</text:p>
          </table:table-cell>
        </table:table-row>
        <table:table-row table:style-name="ro1">
          <table:table-cell office:value-type="float" office:value="-32512" calcext:value-type="float">
            <text:p>-32512</text:p>
          </table:table-cell>
        </table:table-row>
        <table:table-row table:style-name="ro1">
          <table:table-cell office:value-type="float" office:value="-32761" calcext:value-type="float">
            <text:p>-32761</text:p>
          </table:table-cell>
        </table:table-row>
        <table:table-row table:style-name="ro1">
          <table:table-cell office:value-type="float" office:value="-32347" calcext:value-type="float">
            <text:p>-32347</text:p>
          </table:table-cell>
        </table:table-row>
        <table:table-row table:style-name="ro1">
          <table:table-cell office:value-type="float" office:value="-31276" calcext:value-type="float">
            <text:p>-31276</text:p>
          </table:table-cell>
        </table:table-row>
        <table:table-row table:style-name="ro1">
          <table:table-cell office:value-type="float" office:value="-29572" calcext:value-type="float">
            <text:p>-29572</text:p>
          </table:table-cell>
        </table:table-row>
        <table:table-row table:style-name="ro1">
          <table:table-cell office:value-type="float" office:value="-27269" calcext:value-type="float">
            <text:p>-27269</text:p>
          </table:table-cell>
        </table:table-row>
        <table:table-row table:style-name="ro1">
          <table:table-cell office:value-type="float" office:value="-24413" calcext:value-type="float">
            <text:p>-24413</text:p>
          </table:table-cell>
        </table:table-row>
        <table:table-row table:style-name="ro1">
          <table:table-cell office:value-type="float" office:value="-21062" calcext:value-type="float">
            <text:p>-21062</text:p>
          </table:table-cell>
        </table:table-row>
        <table:table-row table:style-name="ro1">
          <table:table-cell office:value-type="float" office:value="-17284" calcext:value-type="float">
            <text:p>-17284</text:p>
          </table:table-cell>
        </table:table-row>
        <table:table-row table:style-name="ro1">
          <table:table-cell office:value-type="float" office:value="-13157" calcext:value-type="float">
            <text:p>-13157</text:p>
          </table:table-cell>
        </table:table-row>
        <table:table-row table:style-name="ro1">
          <table:table-cell office:value-type="float" office:value="-8762" calcext:value-type="float">
            <text:p>-8762</text:p>
          </table:table-cell>
        </table:table-row>
        <table:table-row table:style-name="ro1">
          <table:table-cell office:value-type="float" office:value="-4190" calcext:value-type="float">
            <text:p>-419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</table:table-row>
        <table:table-row table:style-name="ro1">
          <table:table-cell office:value-type="float" office:value="9657" calcext:value-type="float">
            <text:p>9657</text:p>
          </table:table-cell>
        </table:table-row>
        <table:table-row table:style-name="ro1">
          <table:table-cell office:value-type="float" office:value="14006" calcext:value-type="float">
            <text:p>14006</text:p>
          </table:table-cell>
        </table:table-row>
        <table:table-row table:style-name="ro1">
          <table:table-cell office:value-type="float" office:value="18070" calcext:value-type="float">
            <text:p>18070</text:p>
          </table:table-cell>
        </table:table-row>
        <table:table-row table:style-name="ro1">
          <table:table-cell office:value-type="float" office:value="21768" calcext:value-type="float">
            <text:p>21768</text:p>
          </table:table-cell>
        </table:table-row>
        <table:table-row table:style-name="ro1">
          <table:table-cell office:value-type="float" office:value="25025" calcext:value-type="float">
            <text:p>25025</text:p>
          </table:table-cell>
        </table:table-row>
        <table:table-row table:style-name="ro1">
          <table:table-cell office:value-type="float" office:value="27775" calcext:value-type="float">
            <text:p>27775</text:p>
          </table:table-cell>
        </table:table-row>
        <table:table-row table:style-name="ro1">
          <table:table-cell office:value-type="float" office:value="29962" calcext:value-type="float">
            <text:p>29962</text:p>
          </table:table-cell>
        </table:table-row>
        <table:table-row table:style-name="ro1">
          <table:table-cell office:value-type="float" office:value="31542" calcext:value-type="float">
            <text:p>31542</text:p>
          </table:table-cell>
        </table:table-row>
        <table:table-row table:style-name="ro1">
          <table:table-cell office:value-type="float" office:value="32482" calcext:value-type="float">
            <text:p>32482</text:p>
          </table:table-cell>
        </table:table-row>
        <table:table-row table:style-name="ro1">
          <table:table-cell office:value-type="float" office:value="32765" calcext:value-type="float">
            <text:p>32765</text:p>
          </table:table-cell>
        </table:table-row>
        <table:table-row table:style-name="ro1">
          <table:table-cell office:value-type="float" office:value="32383" calcext:value-type="float">
            <text:p>32383</text:p>
          </table:table-cell>
        </table:table-row>
        <table:table-row table:style-name="ro1">
          <table:table-cell office:value-type="float" office:value="31345" calcext:value-type="float">
            <text:p>31345</text:p>
          </table:table-cell>
        </table:table-row>
        <table:table-row table:style-name="ro1">
          <table:table-cell office:value-type="float" office:value="29672" calcext:value-type="float">
            <text:p>29672</text:p>
          </table:table-cell>
        </table:table-row>
        <table:table-row table:style-name="ro1">
          <table:table-cell office:value-type="float" office:value="27398" calcext:value-type="float">
            <text:p>27398</text:p>
          </table:table-cell>
        </table:table-row>
        <table:table-row table:style-name="ro1">
          <table:table-cell office:value-type="float" office:value="24568" calcext:value-type="float">
            <text:p>24568</text:p>
          </table:table-cell>
        </table:table-row>
        <table:table-row table:style-name="ro1">
          <table:table-cell office:value-type="float" office:value="21240" calcext:value-type="float">
            <text:p>21240</text:p>
          </table:table-cell>
        </table:table-row>
        <table:table-row table:style-name="ro1">
          <table:table-cell office:value-type="float" office:value="17482" calcext:value-type="float">
            <text:p>17482</text:p>
          </table:table-cell>
        </table:table-row>
        <table:table-row table:style-name="ro1">
          <table:table-cell office:value-type="float" office:value="13370" calcext:value-type="float">
            <text:p>13370</text:p>
          </table:table-cell>
        </table:table-row>
        <table:table-row table:style-name="ro1">
          <table:table-cell office:value-type="float" office:value="8987" calcext:value-type="float">
            <text:p>8987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float" office:value="-4883" calcext:value-type="float">
            <text:p>-4883</text:p>
          </table:table-cell>
        </table:table-row>
        <table:table-row table:style-name="ro1">
          <table:table-cell office:value-type="float" office:value="-9434" calcext:value-type="float">
            <text:p>-9434</text:p>
          </table:table-cell>
        </table:table-row>
        <table:table-row table:style-name="ro1">
          <table:table-cell office:value-type="float" office:value="-13794" calcext:value-type="float">
            <text:p>-13794</text:p>
          </table:table-cell>
        </table:table-row>
        <table:table-row table:style-name="ro1">
          <table:table-cell office:value-type="float" office:value="-17875" calcext:value-type="float">
            <text:p>-17875</text:p>
          </table:table-cell>
        </table:table-row>
        <table:table-row table:style-name="ro1">
          <table:table-cell office:value-type="float" office:value="-21593" calcext:value-type="float">
            <text:p>-21593</text:p>
          </table:table-cell>
        </table:table-row>
        <table:table-row table:style-name="ro1">
          <table:table-cell office:value-type="float" office:value="-24874" calcext:value-type="float">
            <text:p>-24874</text:p>
          </table:table-cell>
        </table:table-row>
        <table:table-row table:style-name="ro1">
          <table:table-cell office:value-type="float" office:value="-27650" calcext:value-type="float">
            <text:p>-27650</text:p>
          </table:table-cell>
        </table:table-row>
        <table:table-row table:style-name="ro1">
          <table:table-cell office:value-type="float" office:value="-29867" calcext:value-type="float">
            <text:p>-29867</text:p>
          </table:table-cell>
        </table:table-row>
        <table:table-row table:style-name="ro1">
          <table:table-cell office:value-type="float" office:value="-31478" calcext:value-type="float">
            <text:p>-31478</text:p>
          </table:table-cell>
        </table:table-row>
        <table:table-row table:style-name="ro1">
          <table:table-cell office:value-type="float" office:value="-32451" calcext:value-type="float">
            <text:p>-32451</text:p>
          </table:table-cell>
        </table:table-row>
        <table:table-row table:style-name="ro1">
          <table:table-cell office:value-type="float" office:value="-32766" calcext:value-type="float">
            <text:p>-32766</text:p>
          </table:table-cell>
        </table:table-row>
        <table:table-row table:style-name="ro1">
          <table:table-cell office:value-type="float" office:value="-32418" calcext:value-type="float">
            <text:p>-32418</text:p>
          </table:table-cell>
        </table:table-row>
        <table:table-row table:style-name="ro1">
          <table:table-cell office:value-type="float" office:value="-31412" calcext:value-type="float">
            <text:p>-31412</text:p>
          </table:table-cell>
        </table:table-row>
        <table:table-row table:style-name="ro1">
          <table:table-cell office:value-type="float" office:value="-29770" calcext:value-type="float">
            <text:p>-29770</text:p>
          </table:table-cell>
        </table:table-row>
        <table:table-row table:style-name="ro1">
          <table:table-cell office:value-type="float" office:value="-27525" calcext:value-type="float">
            <text:p>-27525</text:p>
          </table:table-cell>
        </table:table-row>
        <table:table-row table:style-name="ro1">
          <table:table-cell office:value-type="float" office:value="-24722" calcext:value-type="float">
            <text:p>-24722</text:p>
          </table:table-cell>
        </table:table-row>
        <table:table-row table:style-name="ro1">
          <table:table-cell office:value-type="float" office:value="-21418" calcext:value-type="float">
            <text:p>-21418</text:p>
          </table:table-cell>
        </table:table-row>
        <table:table-row table:style-name="ro1">
          <table:table-cell office:value-type="float" office:value="-17679" calcext:value-type="float">
            <text:p>-17679</text:p>
          </table:table-cell>
        </table:table-row>
        <table:table-row table:style-name="ro1">
          <table:table-cell office:value-type="float" office:value="-13583" calcext:value-type="float">
            <text:p>-13583</text:p>
          </table:table-cell>
        </table:table-row>
        <table:table-row table:style-name="ro1">
          <table:table-cell office:value-type="float" office:value="-9211" calcext:value-type="float">
            <text:p>-9211</text:p>
          </table:table-cell>
        </table:table-row>
        <table:table-row table:style-name="ro1">
          <table:table-cell office:value-type="float" office:value="-4653" calcext:value-type="float">
            <text:p>-4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01T17:06:51.521000000</dc:date>
    <meta:editing-duration>PT3M49S</meta:editing-duration>
    <meta:editing-cycles>1</meta:editing-cycles>
    <meta:document-statistic meta:table-count="1" meta:cell-count="441" meta:object-count="2"/>
    <meta:generator>LibreOffice/7.2.5.2$Windows_X86_64 LibreOffice_project/499f9727c189e6ef3471021d6132d4c694f357e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4410samples_With_A=32767_andF=100'.A1:'4410samples_With_A=32767_andF=100'.A441" svg:x="0.32cm" svg:y="0.18cm" svg:width="15.36cm" svg:height="8.64cm">
          <chart:coordinate-region svg:x="1.651cm" svg:y="0.382cm" svg:width="14.029cm" svg:height="8.23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4410samples_With_A=32767_andF=100'.A1:'4410samples_With_A=32767_andF=100'.A441" chart:class="chart:bar">
            <chart:data-point chart:repeated="4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4410samples_With_A=32767_andF=100'.A1:'4410samples_With_A=32767_andF=100'.A4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52">
                <text:p>4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11">
                <text:p>9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82">
                <text:p>13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679">
                <text:p>17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417">
                <text:p>21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721">
                <text:p>24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525">
                <text:p>27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70">
                <text:p>297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412">
                <text:p>31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18">
                <text:p>324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766">
                <text:p>327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451">
                <text:p>324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478">
                <text:p>314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867">
                <text:p>298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651">
                <text:p>27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874">
                <text:p>24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593">
                <text:p>21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875">
                <text:p>17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795">
                <text:p>13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434">
                <text:p>9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83">
                <text:p>48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421">
                <text:p>-4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986">
                <text:p>-8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3370">
                <text:p>-133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482">
                <text:p>-174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1240">
                <text:p>-212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4568">
                <text:p>-24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7397">
                <text:p>-27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9672">
                <text:p>-296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1345">
                <text:p>-313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2383">
                <text:p>-323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2765">
                <text:p>-32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2482">
                <text:p>-324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1542">
                <text:p>-31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9962">
                <text:p>-29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7775">
                <text:p>-277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5025">
                <text:p>-250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1768">
                <text:p>-217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070">
                <text:p>-180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4006">
                <text:p>-14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658">
                <text:p>-96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114">
                <text:p>-5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66">
                <text:p>-4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762">
                <text:p>8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156">
                <text:p>131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284">
                <text:p>17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062">
                <text:p>210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412">
                <text:p>244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269">
                <text:p>272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572">
                <text:p>29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276">
                <text:p>31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346">
                <text:p>323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761">
                <text:p>327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512">
                <text:p>325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604">
                <text:p>316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56">
                <text:p>300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898">
                <text:p>278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175">
                <text:p>251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942">
                <text:p>219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265">
                <text:p>182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217">
                <text:p>142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881">
                <text:p>98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44">
                <text:p>53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958">
                <text:p>-39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537">
                <text:p>-85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2942">
                <text:p>-129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7085">
                <text:p>-170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0882">
                <text:p>-208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4256">
                <text:p>-242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138">
                <text:p>-271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9471">
                <text:p>-294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1206">
                <text:p>-312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2308">
                <text:p>-323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2756">
                <text:p>-327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2540">
                <text:p>-325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1665">
                <text:p>-316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0148">
                <text:p>-301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8020">
                <text:p>-280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5324">
                <text:p>-253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2115">
                <text:p>-221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8458">
                <text:p>-184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4427">
                <text:p>-144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0103">
                <text:p>-101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575">
                <text:p>-55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33">
                <text:p>-9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26">
                <text:p>37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311">
                <text:p>83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727">
                <text:p>127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886">
                <text:p>168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702">
                <text:p>207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099">
                <text:p>240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007">
                <text:p>270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368">
                <text:p>293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134">
                <text:p>311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269">
                <text:p>322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750">
                <text:p>327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567">
                <text:p>325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724">
                <text:p>317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239">
                <text:p>302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140">
                <text:p>281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472">
                <text:p>254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287">
                <text:p>222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650">
                <text:p>186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636">
                <text:p>146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325">
                <text:p>103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04">
                <text:p>5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494">
                <text:p>-34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085">
                <text:p>-80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2512">
                <text:p>-125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6685">
                <text:p>-166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0520">
                <text:p>-205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3940">
                <text:p>-239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6874">
                <text:p>-268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9264">
                <text:p>-292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1060">
                <text:p>-310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2227">
                <text:p>-322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2741">
                <text:p>-327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2592">
                <text:p>-325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1782">
                <text:p>-317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0328">
                <text:p>-303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8259">
                <text:p>-282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5618">
                <text:p>-256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2457">
                <text:p>-224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8842">
                <text:p>-188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4844">
                <text:p>-148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0546">
                <text:p>-105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6034">
                <text:p>-60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400">
                <text:p>-14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858">
                <text:p>78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296">
                <text:p>122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484">
                <text:p>164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338">
                <text:p>203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780">
                <text:p>237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740">
                <text:p>267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158">
                <text:p>291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985">
                <text:p>309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184">
                <text:p>321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731">
                <text:p>32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615">
                <text:p>326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838">
                <text:p>318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415">
                <text:p>304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377">
                <text:p>283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763">
                <text:p>257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627">
                <text:p>226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032">
                <text:p>19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52">
                <text:p>150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767">
                <text:p>107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030">
                <text:p>-30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7632">
                <text:p>-76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2079">
                <text:p>-120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6282">
                <text:p>-162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0154">
                <text:p>-201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3619">
                <text:p>-236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6604">
                <text:p>-266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9051">
                <text:p>-290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0908">
                <text:p>-309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2140">
                <text:p>-321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2720">
                <text:p>-327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2637">
                <text:p>-326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1892">
                <text:p>-318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0501">
                <text:p>-305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8493">
                <text:p>-284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5906">
                <text:p>-259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2795">
                <text:p>-227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9222">
                <text:p>-192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5259">
                <text:p>-152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0987">
                <text:p>-109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492">
                <text:p>-64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866">
                <text:p>-18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862">
                <text:p>118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079">
                <text:p>160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970">
                <text:p>199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456">
                <text:p>234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467">
                <text:p>264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830">
                <text:p>308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2093">
                <text:p>320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2706">
                <text:p>327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657">
                <text:p>326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945">
                <text:p>319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586">
                <text:p>305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607">
                <text:p>286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049">
                <text:p>260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962">
                <text:p>229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10">
                <text:p>194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465">
                <text:p>154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207">
                <text:p>112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721">
                <text:p>67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564">
                <text:p>-25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7177">
                <text:p>-71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1644">
                <text:p>-116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5875">
                <text:p>-158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9784">
                <text:p>-197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3293">
                <text:p>-232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6329">
                <text:p>-263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8832">
                <text:p>-288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0750">
                <text:p>-3075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2046">
                <text:p>-320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32691">
                <text:p>-326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2675">
                <text:p>-326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1996">
                <text:p>-319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0669">
                <text:p>-306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8720">
                <text:p>-287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6190">
                <text:p>-2619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3128">
                <text:p>-231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9598">
                <text:p>-195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5671">
                <text:p>-156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1426">
                <text:p>-114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6949">
                <text:p>-69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332">
                <text:p>-23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949">
                <text:p>69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425">
                <text:p>114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670">
                <text:p>1567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598">
                <text:p>195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128">
                <text:p>231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189">
                <text:p>261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720">
                <text:p>287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669">
                <text:p>306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1996">
                <text:p>319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675">
                <text:p>326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692">
                <text:p>326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046">
                <text:p>320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750">
                <text:p>3075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832">
                <text:p>288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329">
                <text:p>263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293">
                <text:p>232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785">
                <text:p>197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875">
                <text:p>158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644">
                <text:p>116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177">
                <text:p>71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099">
                <text:p>-20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6721">
                <text:p>-67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1206">
                <text:p>-112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5465">
                <text:p>-154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9410">
                <text:p>-1941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2962">
                <text:p>-229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6048">
                <text:p>-260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8607">
                <text:p>-286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30586">
                <text:p>-305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31945">
                <text:p>-319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32657">
                <text:p>-326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32706">
                <text:p>-327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2094">
                <text:p>-320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30830">
                <text:p>-3083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8942">
                <text:p>-289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6467">
                <text:p>-264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3456">
                <text:p>-234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9970">
                <text:p>-199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6079">
                <text:p>-160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1862">
                <text:p>-118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7405">
                <text:p>-74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797">
                <text:p>-27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987">
                <text:p>109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59">
                <text:p>152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221">
                <text:p>192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795">
                <text:p>227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906">
                <text:p>259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492">
                <text:p>284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501">
                <text:p>305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892">
                <text:p>318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637">
                <text:p>326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2720">
                <text:p>3272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2140">
                <text:p>3214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908">
                <text:p>309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051">
                <text:p>290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604">
                <text:p>266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619">
                <text:p>236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155">
                <text:p>201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079">
                <text:p>120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632">
                <text:p>76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6263">
                <text:p>-62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0766">
                <text:p>-107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5052">
                <text:p>-150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9032">
                <text:p>-190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2626">
                <text:p>-226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25762">
                <text:p>-257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8376">
                <text:p>-283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0415">
                <text:p>-304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31838">
                <text:p>-318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32615">
                <text:p>-326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32731">
                <text:p>-327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2184">
                <text:p>-321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30985">
                <text:p>-309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29158">
                <text:p>-291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26740">
                <text:p>-2674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23780">
                <text:p>-2378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20338">
                <text:p>-203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6484">
                <text:p>-164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2296">
                <text:p>-122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7859">
                <text:p>-78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3262">
                <text:p>-32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546">
                <text:p>105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844">
                <text:p>148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841">
                <text:p>188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457">
                <text:p>224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618">
                <text:p>256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259">
                <text:p>282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0328">
                <text:p>303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782">
                <text:p>317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592">
                <text:p>325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741">
                <text:p>327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27">
                <text:p>322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1060">
                <text:p>3106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264">
                <text:p>292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874">
                <text:p>268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3940">
                <text:p>2394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521">
                <text:p>205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686">
                <text:p>166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512">
                <text:p>125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085">
                <text:p>80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166">
                <text:p>-11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5804">
                <text:p>-58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0324">
                <text:p>-103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4635">
                <text:p>-146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8650">
                <text:p>-1865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2286">
                <text:p>-222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5471">
                <text:p>-254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8140">
                <text:p>-2814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30239">
                <text:p>-302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31724">
                <text:p>-317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32567">
                <text:p>-325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32750">
                <text:p>-3275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32269">
                <text:p>-322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31134">
                <text:p>-311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9368">
                <text:p>-293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7007">
                <text:p>-270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4099">
                <text:p>-2409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0702">
                <text:p>-2070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6886">
                <text:p>-168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2728">
                <text:p>-127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8311">
                <text:p>-83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3727">
                <text:p>-37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574">
                <text:p>55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103">
                <text:p>101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426">
                <text:p>144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458">
                <text:p>184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115">
                <text:p>221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324">
                <text:p>253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020">
                <text:p>2802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148">
                <text:p>301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665">
                <text:p>316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2540">
                <text:p>3254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2756">
                <text:p>327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2308">
                <text:p>323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1206">
                <text:p>312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471">
                <text:p>294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7139">
                <text:p>271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256">
                <text:p>242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883">
                <text:p>208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086">
                <text:p>170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942">
                <text:p>129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537">
                <text:p>853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699">
                <text:p>-6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5344">
                <text:p>-53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9880">
                <text:p>-98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4216">
                <text:p>-142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8264">
                <text:p>-182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1942">
                <text:p>-219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5175">
                <text:p>-251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7898">
                <text:p>-278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30056">
                <text:p>-300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31604">
                <text:p>-316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32512">
                <text:p>-325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32761">
                <text:p>-3276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32347">
                <text:p>-323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31276">
                <text:p>-312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9572">
                <text:p>-2957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7269">
                <text:p>-2726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4413">
                <text:p>-244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1062">
                <text:p>-210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7284">
                <text:p>-172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3157">
                <text:p>-131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8762">
                <text:p>-876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4190">
                <text:p>-419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13">
                <text:p>51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657">
                <text:p>96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006">
                <text:p>140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070">
                <text:p>1807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1768">
                <text:p>217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5025">
                <text:p>250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775">
                <text:p>277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962">
                <text:p>299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542">
                <text:p>315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2482">
                <text:p>324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765">
                <text:p>3276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2383">
                <text:p>3238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1345">
                <text:p>313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672">
                <text:p>296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7398">
                <text:p>273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4568">
                <text:p>245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240">
                <text:p>2124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482">
                <text:p>174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370">
                <text:p>1337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4883">
                <text:p>-48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9434">
                <text:p>-94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3794">
                <text:p>-137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7875">
                <text:p>-178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1593">
                <text:p>-215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4874">
                <text:p>-2487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27650">
                <text:p>-2765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9867">
                <text:p>-298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31478">
                <text:p>-314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32451">
                <text:p>-324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32766">
                <text:p>-3276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32418">
                <text:p>-324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31412">
                <text:p>-314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9770">
                <text:p>-2977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7525">
                <text:p>-275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24722">
                <text:p>-247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21418">
                <text:p>-214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7679">
                <text:p>-176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3583">
                <text:p>-135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9211">
                <text:p>-92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4653">
                <text:p>-4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20000006000000DD000000DDAF48C0F4BB5788A2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dash" draw:stroke-dash="Dot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4410samples_With_A=32767_andF=100'.A1:'4410samples_With_A=32767_andF=100'.A441" svg:x="0.743cm" svg:y="0.562cm" svg:width="15.357cm" svg:height="8.637cm">
          <chart:coordinate-region svg:x="2.074cm" svg:y="0.764cm" svg:width="13.738cm" svg:height="8.23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4410samples_With_A=32767_andF=100'.A1:'4410samples_With_A=32767_andF=100'.A441" chart:class="chart:scatter">
            <chart:data-point chart:repeated="44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4410samples_With_A=32767_andF=100'.A1:'4410samples_With_A=32767_andF=100'.A4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52">
                <text:p>4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11">
                <text:p>9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82">
                <text:p>13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679">
                <text:p>17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417">
                <text:p>21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721">
                <text:p>24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525">
                <text:p>27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70">
                <text:p>297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412">
                <text:p>31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18">
                <text:p>324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766">
                <text:p>327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451">
                <text:p>324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478">
                <text:p>314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867">
                <text:p>298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651">
                <text:p>27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874">
                <text:p>24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593">
                <text:p>21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875">
                <text:p>17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795">
                <text:p>13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434">
                <text:p>9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83">
                <text:p>48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421">
                <text:p>-4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986">
                <text:p>-8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3370">
                <text:p>-133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482">
                <text:p>-174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1240">
                <text:p>-212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4568">
                <text:p>-24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7397">
                <text:p>-27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9672">
                <text:p>-296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1345">
                <text:p>-313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2383">
                <text:p>-323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2765">
                <text:p>-32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2482">
                <text:p>-324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1542">
                <text:p>-31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9962">
                <text:p>-29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7775">
                <text:p>-277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5025">
                <text:p>-250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1768">
                <text:p>-217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070">
                <text:p>-180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4006">
                <text:p>-14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658">
                <text:p>-96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114">
                <text:p>-5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66">
                <text:p>-4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762">
                <text:p>8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156">
                <text:p>131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284">
                <text:p>17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062">
                <text:p>210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412">
                <text:p>244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269">
                <text:p>272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572">
                <text:p>29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276">
                <text:p>31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346">
                <text:p>323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761">
                <text:p>327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512">
                <text:p>325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604">
                <text:p>316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56">
                <text:p>300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898">
                <text:p>278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175">
                <text:p>251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942">
                <text:p>219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265">
                <text:p>182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217">
                <text:p>142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881">
                <text:p>98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44">
                <text:p>53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958">
                <text:p>-39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537">
                <text:p>-85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2942">
                <text:p>-129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7085">
                <text:p>-170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0882">
                <text:p>-208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4256">
                <text:p>-242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138">
                <text:p>-271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9471">
                <text:p>-294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1206">
                <text:p>-312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2308">
                <text:p>-323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2756">
                <text:p>-327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2540">
                <text:p>-325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1665">
                <text:p>-316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0148">
                <text:p>-301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8020">
                <text:p>-280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5324">
                <text:p>-253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2115">
                <text:p>-221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8458">
                <text:p>-184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4427">
                <text:p>-144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0103">
                <text:p>-101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575">
                <text:p>-55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33">
                <text:p>-9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26">
                <text:p>37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311">
                <text:p>83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727">
                <text:p>127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886">
                <text:p>168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702">
                <text:p>207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099">
                <text:p>240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007">
                <text:p>270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368">
                <text:p>293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134">
                <text:p>311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269">
                <text:p>322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750">
                <text:p>327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567">
                <text:p>325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724">
                <text:p>317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239">
                <text:p>302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140">
                <text:p>281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472">
                <text:p>254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287">
                <text:p>222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650">
                <text:p>186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636">
                <text:p>146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325">
                <text:p>103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04">
                <text:p>5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494">
                <text:p>-34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085">
                <text:p>-80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2512">
                <text:p>-125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6685">
                <text:p>-166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0520">
                <text:p>-205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3940">
                <text:p>-239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6874">
                <text:p>-268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9264">
                <text:p>-292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1060">
                <text:p>-310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2227">
                <text:p>-322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2741">
                <text:p>-327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2592">
                <text:p>-325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1782">
                <text:p>-317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0328">
                <text:p>-303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8259">
                <text:p>-282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5618">
                <text:p>-256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2457">
                <text:p>-224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8842">
                <text:p>-188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4844">
                <text:p>-148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0546">
                <text:p>-105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6034">
                <text:p>-60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400">
                <text:p>-14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858">
                <text:p>78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296">
                <text:p>122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484">
                <text:p>164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338">
                <text:p>203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780">
                <text:p>237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740">
                <text:p>267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158">
                <text:p>291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985">
                <text:p>309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184">
                <text:p>321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731">
                <text:p>32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615">
                <text:p>326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838">
                <text:p>318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415">
                <text:p>304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377">
                <text:p>283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763">
                <text:p>257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627">
                <text:p>226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032">
                <text:p>19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52">
                <text:p>150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767">
                <text:p>107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030">
                <text:p>-30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7632">
                <text:p>-76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2079">
                <text:p>-120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6282">
                <text:p>-162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0154">
                <text:p>-201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3619">
                <text:p>-236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6604">
                <text:p>-266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9051">
                <text:p>-290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0908">
                <text:p>-309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2140">
                <text:p>-321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2720">
                <text:p>-327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2637">
                <text:p>-326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1892">
                <text:p>-318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0501">
                <text:p>-305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8493">
                <text:p>-284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5906">
                <text:p>-259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2795">
                <text:p>-227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9222">
                <text:p>-192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5259">
                <text:p>-152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0987">
                <text:p>-109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492">
                <text:p>-64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866">
                <text:p>-18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862">
                <text:p>118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079">
                <text:p>160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970">
                <text:p>199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456">
                <text:p>234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467">
                <text:p>264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830">
                <text:p>308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2093">
                <text:p>320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2706">
                <text:p>327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657">
                <text:p>326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945">
                <text:p>319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586">
                <text:p>305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607">
                <text:p>286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049">
                <text:p>260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962">
                <text:p>229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10">
                <text:p>194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465">
                <text:p>154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207">
                <text:p>112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721">
                <text:p>67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564">
                <text:p>-25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7177">
                <text:p>-71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1644">
                <text:p>-116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5875">
                <text:p>-158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9784">
                <text:p>-197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3293">
                <text:p>-232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6329">
                <text:p>-263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8832">
                <text:p>-288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0750">
                <text:p>-3075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2046">
                <text:p>-320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32691">
                <text:p>-326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2675">
                <text:p>-326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1996">
                <text:p>-319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0669">
                <text:p>-306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8720">
                <text:p>-287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6190">
                <text:p>-2619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3128">
                <text:p>-231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9598">
                <text:p>-195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5671">
                <text:p>-156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1426">
                <text:p>-114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6949">
                <text:p>-69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332">
                <text:p>-23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949">
                <text:p>69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425">
                <text:p>114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670">
                <text:p>1567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598">
                <text:p>195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128">
                <text:p>231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189">
                <text:p>261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720">
                <text:p>287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669">
                <text:p>306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1996">
                <text:p>319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675">
                <text:p>326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692">
                <text:p>326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046">
                <text:p>320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750">
                <text:p>3075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832">
                <text:p>288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329">
                <text:p>263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293">
                <text:p>232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785">
                <text:p>197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875">
                <text:p>158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644">
                <text:p>116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177">
                <text:p>71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099">
                <text:p>-20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6721">
                <text:p>-67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1206">
                <text:p>-112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5465">
                <text:p>-154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9410">
                <text:p>-1941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2962">
                <text:p>-229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6048">
                <text:p>-260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8607">
                <text:p>-286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30586">
                <text:p>-305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31945">
                <text:p>-319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32657">
                <text:p>-326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32706">
                <text:p>-327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2094">
                <text:p>-320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30830">
                <text:p>-3083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8942">
                <text:p>-289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6467">
                <text:p>-264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3456">
                <text:p>-234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9970">
                <text:p>-199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6079">
                <text:p>-160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1862">
                <text:p>-118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7405">
                <text:p>-74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797">
                <text:p>-27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987">
                <text:p>109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59">
                <text:p>152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221">
                <text:p>192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795">
                <text:p>227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906">
                <text:p>259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492">
                <text:p>284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501">
                <text:p>305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892">
                <text:p>318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637">
                <text:p>326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2720">
                <text:p>3272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2140">
                <text:p>3214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908">
                <text:p>309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051">
                <text:p>290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604">
                <text:p>266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619">
                <text:p>236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155">
                <text:p>201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079">
                <text:p>120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632">
                <text:p>76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6263">
                <text:p>-62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0766">
                <text:p>-107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5052">
                <text:p>-150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9032">
                <text:p>-190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2626">
                <text:p>-226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25762">
                <text:p>-257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8376">
                <text:p>-283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0415">
                <text:p>-304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31838">
                <text:p>-318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32615">
                <text:p>-326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32731">
                <text:p>-327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2184">
                <text:p>-321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30985">
                <text:p>-309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29158">
                <text:p>-291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26740">
                <text:p>-2674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23780">
                <text:p>-2378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20338">
                <text:p>-203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6484">
                <text:p>-164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2296">
                <text:p>-122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7859">
                <text:p>-78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3262">
                <text:p>-32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546">
                <text:p>105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844">
                <text:p>148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841">
                <text:p>188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457">
                <text:p>224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618">
                <text:p>256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259">
                <text:p>282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0328">
                <text:p>303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782">
                <text:p>317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592">
                <text:p>325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741">
                <text:p>327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27">
                <text:p>322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1060">
                <text:p>3106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264">
                <text:p>292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874">
                <text:p>268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3940">
                <text:p>2394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521">
                <text:p>205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686">
                <text:p>166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512">
                <text:p>125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085">
                <text:p>80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166">
                <text:p>-11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5804">
                <text:p>-58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0324">
                <text:p>-103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4635">
                <text:p>-146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8650">
                <text:p>-1865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2286">
                <text:p>-222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5471">
                <text:p>-254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8140">
                <text:p>-2814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30239">
                <text:p>-302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31724">
                <text:p>-317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32567">
                <text:p>-325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32750">
                <text:p>-3275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32269">
                <text:p>-322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31134">
                <text:p>-311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9368">
                <text:p>-293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7007">
                <text:p>-270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4099">
                <text:p>-2409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0702">
                <text:p>-2070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6886">
                <text:p>-168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2728">
                <text:p>-127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8311">
                <text:p>-83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3727">
                <text:p>-37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574">
                <text:p>55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103">
                <text:p>101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426">
                <text:p>144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458">
                <text:p>184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115">
                <text:p>221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324">
                <text:p>253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020">
                <text:p>2802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148">
                <text:p>301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665">
                <text:p>316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2540">
                <text:p>3254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2756">
                <text:p>327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2308">
                <text:p>323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1206">
                <text:p>312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471">
                <text:p>294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7139">
                <text:p>271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256">
                <text:p>242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883">
                <text:p>208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086">
                <text:p>170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942">
                <text:p>129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537">
                <text:p>853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699">
                <text:p>-6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5344">
                <text:p>-53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9880">
                <text:p>-98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4216">
                <text:p>-142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8264">
                <text:p>-182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1942">
                <text:p>-219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5175">
                <text:p>-251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7898">
                <text:p>-278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30056">
                <text:p>-300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31604">
                <text:p>-316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32512">
                <text:p>-325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32761">
                <text:p>-3276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32347">
                <text:p>-323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31276">
                <text:p>-312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9572">
                <text:p>-2957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7269">
                <text:p>-2726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4413">
                <text:p>-244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1062">
                <text:p>-210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7284">
                <text:p>-172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3157">
                <text:p>-131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8762">
                <text:p>-876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4190">
                <text:p>-419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13">
                <text:p>51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657">
                <text:p>96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006">
                <text:p>140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070">
                <text:p>1807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1768">
                <text:p>217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5025">
                <text:p>250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775">
                <text:p>277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962">
                <text:p>299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542">
                <text:p>315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2482">
                <text:p>324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765">
                <text:p>3276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2383">
                <text:p>3238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1345">
                <text:p>313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672">
                <text:p>296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7398">
                <text:p>273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4568">
                <text:p>245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240">
                <text:p>2124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482">
                <text:p>174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370">
                <text:p>1337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4883">
                <text:p>-48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9434">
                <text:p>-94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3794">
                <text:p>-137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7875">
                <text:p>-178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1593">
                <text:p>-215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4874">
                <text:p>-2487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27650">
                <text:p>-2765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9867">
                <text:p>-298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31478">
                <text:p>-314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32451">
                <text:p>-324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32766">
                <text:p>-3276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32418">
                <text:p>-324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31412">
                <text:p>-314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9770">
                <text:p>-2977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7525">
                <text:p>-275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24722">
                <text:p>-247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21418">
                <text:p>-214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7679">
                <text:p>-176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3583">
                <text:p>-135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9211">
                <text:p>-92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4653">
                <text:p>-46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</office:styles>
</office:document-styles>
</file>